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4">
      <style:table-cell-properties fo:border-top="2pt solid #000000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4">
      <style:table-cell-properties fo:border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 style:data-style-name="N14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5" style:family="table-cell" style:parent-style-name="Default" style:data-style-name="N14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7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8" style:family="table-cell" style:parent-style-name="Default" style:data-style-name="N13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13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 style:data-style-name="N14">
      <style:table-cell-properties fo:border-top="thin solid #000000" fo:border-bottom="2pt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 style:data-style-name="N14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0" style:family="table-cell" style:parent-style-name="Default" style:data-style-name="N19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1" style:family="table-cell" style:parent-style-name="Default" style:data-style-name="N14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7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3" style:family="table-cell" style:parent-style-name="Default" style:data-style-name="N14">
      <style:table-cell-properties fo:border-top="none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4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5" style:family="table-cell" style:parent-style-name="Default" style:data-style-name="N14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8" style:family="table-cell" style:parent-style-name="Default" style:data-style-name="N14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Default" style:data-style-name="N14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3" style:family="table-cell" style:parent-style-name="Default" style:data-style-name="N1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4" style:family="table-cell" style:parent-style-name="Default" style:data-style-name="N13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9" style:family="table-cell" style:parent-style-name="Default" style:data-style-name="N14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3" style:family="table-cell" style:parent-style-name="Default" style:data-style-name="N14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Default" style:data-style-name="N37">
      <style:table-cell-properties fo:border-top="2pt solid #000000" fo:border-bottom="thin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77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8" style:family="table-cell" style:parent-style-name="Default" style:data-style-name="N37">
      <style:table-cell-properties fo:border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79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80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81" style:family="table-cell" style:parent-style-name="Default" style:data-style-name="N37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82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#92D050" style:repeat-content="false"/>
      <style:paragraph-properties fo:text-align="center"/>
      <style:text-properties fo:font-size="14pt" style:font-size-asian="14pt" style:font-size-complex="14pt"/>
    </style:style>
    <style:style style:name="ce83" style:family="table-cell" style:parent-style-name="Default" style:data-style-name="N37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84" style:family="table-cell" style:parent-style-name="Default" style:data-style-name="N37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85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86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87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88" style:family="table-cell" style:parent-style-name="Default" style:data-style-name="N37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/>
    </style:style>
    <style:style style:name="ce89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0" style:family="table-cell" style:parent-style-name="Default" style:data-style-name="N37">
      <style:table-cell-properties fo:border-top="2pt solid #000000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1" style:family="table-cell" style:parent-style-name="Default" style:data-style-name="N37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1.428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9.23395833333333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2.301875cm"/>
    </style:style>
    <style:style style:name="co7" style:family="table-column">
      <style:table-column-properties fo:break-before="auto" style:column-width="3.968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2" table:default-cell-style-name="ce91"/>
        <table:table-column table:style-name="co5" table:number-columns-repeated="2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16374" table:default-cell-style-name="ce8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nkName</text:p>
          </table:table-cell>
          <table:table-cell office:value-type="string" table:style-name="ce1">
            <text:p>AccountNumber</text:p>
          </table:table-cell>
          <table:table-cell office:value-type="string" table:style-name="ce77">
            <text:p>FDDate</text:p>
          </table:table-cell>
          <table:table-cell office:value-type="string" table:style-name="ce77">
            <text:p>FDDueDate</text:p>
          </table:table-cell>
          <table:table-cell office:value-type="string" table:style-name="ce1">
            <text:p>PrincipalAmount</text:p>
          </table:table-cell>
          <table:table-cell office:value-type="string" table:style-name="ce1">
            <text:p>MaturityAmount</text:p>
          </table:table-cell>
          <table:table-cell office:value-type="string" table:style-name="ce1">
            <text:p>IntRate</text:p>
          </table:table-cell>
          <table:table-cell office:value-type="string" table:style-name="ce1">
            <text:p>Period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7">
            <text:p>Rameshbhai</text:p>
          </table:table-cell>
          <table:table-cell office:value-type="string" table:style-name="ce4">
            <text:p>Dena Bank</text:p>
          </table:table-cell>
          <table:table-cell office:value-type="string" table:style-name="ce5">
            <text:p>003666004346</text:p>
          </table:table-cell>
          <table:table-cell office:value-type="date" office:date-value="2016-11-16T00:00:00" table:style-name="ce76">
            <text:p>2016-11-16</text:p>
          </table:table-cell>
          <table:table-cell office:value-type="date" office:date-value="2019-11-16T00:00:00" table:style-name="ce76">
            <text:p>2019-11-16</text:p>
          </table:table-cell>
          <table:table-cell office:value-type="float" office:value="314172" table:style-name="ce4">
            <text:p>314172</text:p>
          </table:table-cell>
          <table:table-cell office:value-type="float" office:value="395526" table:style-name="ce4">
            <text:p>395526</text:p>
          </table:table-cell>
          <table:table-cell office:value-type="percentage" office:value="7.7499999999999999E-2" table:style-name="ce6">
            <text:p>7.75%</text:p>
          </table:table-cell>
          <table:table-cell office:value-type="string" table:style-name="ce7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37">
            <text:p>Rameshbhai</text:p>
          </table:table-cell>
          <table:table-cell office:value-type="string" table:style-name="ce10">
            <text:p>Dena Bank</text:p>
          </table:table-cell>
          <table:table-cell office:value-type="string" table:style-name="ce11">
            <text:p>003666002810</text:p>
          </table:table-cell>
          <table:table-cell office:value-type="date" office:date-value="2016-11-18T00:00:00" table:style-name="ce78">
            <text:p>2016-11-18</text:p>
          </table:table-cell>
          <table:table-cell office:value-type="date" office:date-value="2019-11-18T00:00:00" table:style-name="ce78">
            <text:p>2019-11-18</text:p>
          </table:table-cell>
          <table:table-cell office:value-type="float" office:value="147685" table:style-name="ce10">
            <text:p>147685</text:p>
          </table:table-cell>
          <table:table-cell office:value-type="float" office:value="185926" table:style-name="ce10">
            <text:p>185926</text:p>
          </table:table-cell>
          <table:table-cell office:value-type="percentage" office:value="7.7499999999999999E-2" table:style-name="ce12">
            <text:p>7.75%</text:p>
          </table:table-cell>
          <table:table-cell office:value-type="string" table:style-name="ce13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1731</text:p>
          </table:table-cell>
          <table:table-cell office:value-type="date" office:date-value="2018-10-28T00:00:00" table:style-name="ce79">
            <text:p>2018-10-28</text:p>
          </table:table-cell>
          <table:table-cell office:value-type="date" office:date-value="2020-09-28T00:00:00" table:style-name="ce79">
            <text:p>2020-09-28</text:p>
          </table:table-cell>
          <table:table-cell office:value-type="float" office:value="182095" table:style-name="ce15">
            <text:p>182095</text:p>
          </table:table-cell>
          <table:table-cell office:value-type="float" office:value="209036" table:style-name="ce15">
            <text:p>209036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6688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19946" table:style-name="ce15">
            <text:p>119946</text:p>
          </table:table-cell>
          <table:table-cell office:value-type="float" office:value="137665" table:style-name="ce15">
            <text:p>137665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6689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22623" table:style-name="ce15">
            <text:p>122623</text:p>
          </table:table-cell>
          <table:table-cell office:value-type="float" office:value="140738" table:style-name="ce15">
            <text:p>140738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34030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08630" table:style-name="ce15">
            <text:p>108630</text:p>
          </table:table-cell>
          <table:table-cell office:value-type="float" office:value="124677" table:style-name="ce15">
            <text:p>124677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7" table:style-name="ce14">
            <text:p>7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2808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25843" table:style-name="ce15">
            <text:p>125843</text:p>
          </table:table-cell>
          <table:table-cell office:value-type="float" office:value="144433" table:style-name="ce15">
            <text:p>144433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2809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25867" table:style-name="ce15">
            <text:p>125867</text:p>
          </table:table-cell>
          <table:table-cell office:value-type="float" office:value="144461" table:style-name="ce15">
            <text:p>144461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9586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14948" table:style-name="ce15">
            <text:p>114948</text:p>
          </table:table-cell>
          <table:table-cell office:value-type="float" office:value="131929" table:style-name="ce15">
            <text:p>131929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3566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23284" table:style-name="ce15">
            <text:p>123284</text:p>
          </table:table-cell>
          <table:table-cell office:value-type="float" office:value="141496" table:style-name="ce15">
            <text:p>141496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11" table:style-name="ce14">
            <text:p>11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Dena Bank</text:p>
          </table:table-cell>
          <table:table-cell office:value-type="string" table:style-name="ce16">
            <text:p>003666003277</text:p>
          </table:table-cell>
          <table:table-cell office:value-type="date" office:date-value="2018-11-27T00:00:00" table:style-name="ce79">
            <text:p>2018-11-27</text:p>
          </table:table-cell>
          <table:table-cell office:value-type="date" office:date-value="2020-10-27T00:00:00" table:style-name="ce79">
            <text:p>2020-10-27</text:p>
          </table:table-cell>
          <table:table-cell office:value-type="float" office:value="134877" table:style-name="ce15">
            <text:p>134877</text:p>
          </table:table-cell>
          <table:table-cell office:value-type="float" office:value="154802" table:style-name="ce15">
            <text:p>154802</text:p>
          </table:table-cell>
          <table:table-cell office:value-type="percentage" office:value="7.2499999999999995E-2" table:style-name="ce17">
            <text:p>7.25%</text:p>
          </table:table-cell>
          <table:table-cell office:value-type="string" table:style-name="ce18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12" table:style-name="ce14">
            <text:p>12</text:p>
          </table:table-cell>
          <table:table-cell office:value-type="string" table:style-name="ce37">
            <text:p>Rameshbhai</text:p>
          </table:table-cell>
          <table:table-cell office:value-type="string" table:style-name="ce19">
            <text:p>Dena Bank</text:p>
          </table:table-cell>
          <table:table-cell office:value-type="string" table:style-name="ce20">
            <text:p>003666027989</text:p>
          </table:table-cell>
          <table:table-cell office:value-type="date" office:date-value="2017-06-09T00:00:00" table:style-name="ce80">
            <text:p>2017-06-09</text:p>
          </table:table-cell>
          <table:table-cell office:value-type="date" office:date-value="2022-06-09T00:00:00" table:style-name="ce80">
            <text:p>2022-06-09</text:p>
          </table:table-cell>
          <table:table-cell office:value-type="float" office:value="443347" table:style-name="ce19">
            <text:p>443347</text:p>
          </table:table-cell>
          <table:table-cell office:value-type="float" office:value="642830" table:style-name="ce19">
            <text:p>642830</text:p>
          </table:table-cell>
          <table:table-cell office:value-type="percentage" office:value="7.4999999999999997E-2" table:style-name="ce21">
            <text:p>7.50%</text:p>
          </table:table-cell>
          <table:table-cell office:value-type="string" table:style-name="ce22">
            <text:p>5 Years</text:p>
          </table:table-cell>
          <table:table-cell table:number-columns-repeated="16374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7">
            <text:p>Rameshbhai</text:p>
          </table:table-cell>
          <table:table-cell office:value-type="string" table:style-name="ce4">
            <text:p>SBI</text:p>
          </table:table-cell>
          <table:table-cell office:value-type="float" office:value="35250158325" table:style-name="ce4">
            <text:p>35250158325</text:p>
          </table:table-cell>
          <table:table-cell office:value-type="date" office:date-value="2017-09-28T00:00:00" table:style-name="ce76">
            <text:p>2017-09-28</text:p>
          </table:table-cell>
          <table:table-cell office:value-type="date" office:date-value="2019-09-28T00:00:00" table:style-name="ce76">
            <text:p>2019-09-28</text:p>
          </table:table-cell>
          <table:table-cell office:value-type="float" office:value="200000" table:style-name="ce4">
            <text:p>200000</text:p>
          </table:table-cell>
          <table:table-cell office:value-type="float" office:value="200000" table:style-name="ce4">
            <text:p>200000</text:p>
          </table:table-cell>
          <table:table-cell office:value-type="percentage" office:value="6.7500000000000004E-2" table:style-name="ce6">
            <text:p>6.75%</text:p>
          </table:table-cell>
          <table:table-cell office:value-type="string" table:style-name="ce7">
            <text:p>2 Years</text:p>
          </table:table-cell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SBI</text:p>
          </table:table-cell>
          <table:table-cell office:value-type="float" office:value="31582873404" table:style-name="ce15">
            <text:p>31582873404</text:p>
          </table:table-cell>
          <table:table-cell office:value-type="date" office:date-value="2018-07-01T00:00:00" table:style-name="ce79">
            <text:p>2018-07-01</text:p>
          </table:table-cell>
          <table:table-cell office:value-type="date" office:date-value="2020-07-01T00:00:00" table:style-name="ce79">
            <text:p>2020-07-01</text:p>
          </table:table-cell>
          <table:table-cell office:value-type="float" office:value="166359" table:style-name="ce15">
            <text:p>166359</text:p>
          </table:table-cell>
          <table:table-cell office:value-type="float" office:value="191691" table:style-name="ce15">
            <text:p>191691</text:p>
          </table:table-cell>
          <table:table-cell office:value-type="percentage" office:value="7.1499999999999994E-2" table:style-name="ce17">
            <text:p>7.15%</text:p>
          </table:table-cell>
          <table:table-cell office:value-type="string" table:style-name="ce18">
            <text:p>2 Years</text:p>
          </table:table-cell>
          <table:table-cell table:number-columns-repeated="16374"/>
        </table:table-row>
        <table:table-row table:style-name="ro1">
          <table:table-cell office:value-type="float" office:value="15" table:style-name="ce14">
            <text:p>15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SBI</text:p>
          </table:table-cell>
          <table:table-cell office:value-type="float" office:value="33185079757" table:style-name="ce15">
            <text:p>33185079757</text:p>
          </table:table-cell>
          <table:table-cell office:value-type="date" office:date-value="2018-08-05T00:00:00" table:style-name="ce79">
            <text:p>2018-08-05</text:p>
          </table:table-cell>
          <table:table-cell office:value-type="date" office:date-value="2020-08-05T00:00:00" table:style-name="ce79">
            <text:p>2020-08-05</text:p>
          </table:table-cell>
          <table:table-cell office:value-type="float" office:value="117064" table:style-name="ce15">
            <text:p>117064</text:p>
          </table:table-cell>
          <table:table-cell office:value-type="float" office:value="135155" table:style-name="ce15">
            <text:p>135155</text:p>
          </table:table-cell>
          <table:table-cell office:value-type="percentage" office:value="7.2499999999999995E-2" table:style-name="ce17">
            <text:p>7.25%</text:p>
          </table:table-cell>
          <table:table-cell table:style-name="ce18"/>
          <table:table-cell table:number-columns-repeated="16374"/>
        </table:table-row>
        <table:table-row table:style-name="ro1">
          <table:table-cell office:value-type="float" office:value="16" table:style-name="ce14">
            <text:p>16</text:p>
          </table:table-cell>
          <table:table-cell office:value-type="string" table:style-name="ce37">
            <text:p>Rameshbhai</text:p>
          </table:table-cell>
          <table:table-cell office:value-type="string" table:style-name="ce19">
            <text:p>SBI</text:p>
          </table:table-cell>
          <table:table-cell office:value-type="float" office:value="34706259075" table:style-name="ce19">
            <text:p>34706259075</text:p>
          </table:table-cell>
          <table:table-cell office:value-type="date" office:date-value="2019-01-17T00:00:00" table:style-name="ce80">
            <text:p>2019-01-17</text:p>
          </table:table-cell>
          <table:table-cell office:value-type="date" office:date-value="2020-12-17T00:00:00" table:style-name="ce80">
            <text:p>2020-12-17</text:p>
          </table:table-cell>
          <table:table-cell office:value-type="float" office:value="1200000" table:style-name="ce19">
            <text:p>1200000</text:p>
          </table:table-cell>
          <table:table-cell office:value-type="float" office:value="1200000" table:style-name="ce19">
            <text:p>1200000</text:p>
          </table:table-cell>
          <table:table-cell office:value-type="percentage" office:value="7.2999999999999995E-2" table:style-name="ce21">
            <text:p>7.30%</text:p>
          </table:table-cell>
          <table:table-cell office:value-type="string" table:style-name="ce22">
            <text:p>23 Months</text:p>
          </table:table-cell>
          <table:table-cell table:number-columns-repeated="16374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string" table:style-name="ce37">
            <text:p>Rameshbhai</text:p>
          </table:table-cell>
          <table:table-cell office:value-type="string" table:style-name="ce23">
            <text:p>Bank of Baroda</text:p>
          </table:table-cell>
          <table:table-cell office:value-type="string" table:style-name="ce24">
            <text:p>14440300003594</text:p>
          </table:table-cell>
          <table:table-cell office:value-type="date" office:date-value="2017-07-21T00:00:00" table:style-name="ce81">
            <text:p>2017-07-21</text:p>
          </table:table-cell>
          <table:table-cell office:value-type="date" office:date-value="2020-07-21T00:00:00" table:style-name="ce81">
            <text:p>2020-07-21</text:p>
          </table:table-cell>
          <table:table-cell office:value-type="float" office:value="118546" table:style-name="ce23">
            <text:p>118546</text:p>
          </table:table-cell>
          <table:table-cell office:value-type="float" office:value="147062" table:style-name="ce23">
            <text:p>147062</text:p>
          </table:table-cell>
          <table:table-cell office:value-type="percentage" office:value="7.2499999999999995E-2" table:style-name="ce25">
            <text:p>7.25%</text:p>
          </table:table-cell>
          <table:table-cell office:value-type="string" table:style-name="ce26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Bank of Baroda</text:p>
          </table:table-cell>
          <table:table-cell office:value-type="string" table:style-name="ce16">
            <text:p>14440300020038</text:p>
          </table:table-cell>
          <table:table-cell office:value-type="date" office:date-value="2017-09-04T00:00:00" table:style-name="ce79">
            <text:p>2017-09-04</text:p>
          </table:table-cell>
          <table:table-cell office:value-type="date" office:date-value="2020-09-04T00:00:00" table:style-name="ce79">
            <text:p>2020-09-04</text:p>
          </table:table-cell>
          <table:table-cell office:value-type="float" office:value="116027" table:style-name="ce15">
            <text:p>116027</text:p>
          </table:table-cell>
          <table:table-cell office:value-type="float" office:value="142880" table:style-name="ce15">
            <text:p>142880</text:p>
          </table:table-cell>
          <table:table-cell office:value-type="percentage" office:value="7.0000000000000007E-2" table:style-name="ce27">
            <text:p>7%</text:p>
          </table:table-cell>
          <table:table-cell office:value-type="string" table:style-name="ce1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19" table:style-name="ce14">
            <text:p>19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Bank of Baroda</text:p>
          </table:table-cell>
          <table:table-cell office:value-type="string" table:style-name="ce16">
            <text:p>14440300003595</text:p>
          </table:table-cell>
          <table:table-cell office:value-type="date" office:date-value="2017-09-24T00:00:00" table:style-name="ce79">
            <text:p>2017-09-24</text:p>
          </table:table-cell>
          <table:table-cell office:value-type="date" office:date-value="2020-09-24T00:00:00" table:style-name="ce79">
            <text:p>2020-09-24</text:p>
          </table:table-cell>
          <table:table-cell office:value-type="float" office:value="131120" table:style-name="ce15">
            <text:p>131120</text:p>
          </table:table-cell>
          <table:table-cell office:value-type="float" office:value="161466" table:style-name="ce15">
            <text:p>161466</text:p>
          </table:table-cell>
          <table:table-cell office:value-type="percentage" office:value="7.0000000000000007E-2" table:style-name="ce27">
            <text:p>7%</text:p>
          </table:table-cell>
          <table:table-cell office:value-type="string" table:style-name="ce1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0" table:style-name="ce14">
            <text:p>20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Bank of Baroda</text:p>
          </table:table-cell>
          <table:table-cell office:value-type="string" table:style-name="ce16">
            <text:p>14440300003596</text:p>
          </table:table-cell>
          <table:table-cell office:value-type="date" office:date-value="2017-09-25T00:00:00" table:style-name="ce79">
            <text:p>2017-09-25</text:p>
          </table:table-cell>
          <table:table-cell office:value-type="date" office:date-value="2020-09-25T00:00:00" table:style-name="ce79">
            <text:p>2020-09-25</text:p>
          </table:table-cell>
          <table:table-cell office:value-type="float" office:value="131989" table:style-name="ce15">
            <text:p>131989</text:p>
          </table:table-cell>
          <table:table-cell office:value-type="float" office:value="162563" table:style-name="ce15">
            <text:p>162563</text:p>
          </table:table-cell>
          <table:table-cell office:value-type="percentage" office:value="7.0000000000000007E-2" table:style-name="ce27">
            <text:p>7%</text:p>
          </table:table-cell>
          <table:table-cell office:value-type="string" table:style-name="ce1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Bank of Baroda</text:p>
          </table:table-cell>
          <table:table-cell office:value-type="string" table:style-name="ce16">
            <text:p>14440300003597</text:p>
          </table:table-cell>
          <table:table-cell office:value-type="date" office:date-value="2017-09-24T00:00:00" table:style-name="ce79">
            <text:p>2017-09-24</text:p>
          </table:table-cell>
          <table:table-cell office:value-type="date" office:date-value="2020-09-24T00:00:00" table:style-name="ce79">
            <text:p>2020-09-24</text:p>
          </table:table-cell>
          <table:table-cell office:value-type="float" office:value="131980" table:style-name="ce15">
            <text:p>131980</text:p>
          </table:table-cell>
          <table:table-cell office:value-type="float" office:value="162525" table:style-name="ce15">
            <text:p>162525</text:p>
          </table:table-cell>
          <table:table-cell office:value-type="percentage" office:value="7.0000000000000007E-2" table:style-name="ce27">
            <text:p>7%</text:p>
          </table:table-cell>
          <table:table-cell office:value-type="string" table:style-name="ce1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string" table:style-name="ce37">
            <text:p>Rameshbhai</text:p>
          </table:table-cell>
          <table:table-cell office:value-type="string" table:style-name="ce19">
            <text:p>Bank of Baroda</text:p>
          </table:table-cell>
          <table:table-cell office:value-type="string" table:style-name="ce20">
            <text:p>14440300003598</text:p>
          </table:table-cell>
          <table:table-cell office:value-type="date" office:date-value="2017-09-24T00:00:00" table:style-name="ce80">
            <text:p>2017-09-24</text:p>
          </table:table-cell>
          <table:table-cell office:value-type="date" office:date-value="2020-09-24T00:00:00" table:style-name="ce80">
            <text:p>2020-09-24</text:p>
          </table:table-cell>
          <table:table-cell office:value-type="float" office:value="131980" table:style-name="ce19">
            <text:p>131980</text:p>
          </table:table-cell>
          <table:table-cell office:value-type="float" office:value="162525" table:style-name="ce19">
            <text:p>162525</text:p>
          </table:table-cell>
          <table:table-cell office:value-type="percentage" office:value="7.0000000000000007E-2" table:style-name="ce28">
            <text:p>7%</text:p>
          </table:table-cell>
          <table:table-cell office:value-type="string" table:style-name="ce22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3" table:style-name="ce14">
            <text:p>23</text:p>
          </table:table-cell>
          <table:table-cell office:value-type="string" table:style-name="ce37">
            <text:p>Rameshbhai</text:p>
          </table:table-cell>
          <table:table-cell office:value-type="string" table:style-name="ce23">
            <text:p>Panjab N Bank</text:p>
          </table:table-cell>
          <table:table-cell office:value-type="string" table:style-name="ce24">
            <text:p>374700DP00031320</text:p>
          </table:table-cell>
          <table:table-cell office:value-type="date" office:date-value="2018-02-01T00:00:00" table:style-name="ce81">
            <text:p>2018-02-01</text:p>
          </table:table-cell>
          <table:table-cell office:value-type="date" office:date-value="2020-02-01T00:00:00" table:style-name="ce81">
            <text:p>2020-02-01</text:p>
          </table:table-cell>
          <table:table-cell office:value-type="float" office:value="156893" table:style-name="ce23">
            <text:p>156893</text:p>
          </table:table-cell>
          <table:table-cell office:value-type="float" office:value="180252" table:style-name="ce23">
            <text:p>180252</text:p>
          </table:table-cell>
          <table:table-cell office:value-type="percentage" office:value="7.0000000000000007E-2" table:style-name="ce29">
            <text:p>7%</text:p>
          </table:table-cell>
          <table:table-cell office:value-type="string" table:style-name="ce26">
            <text:p>2 Years</text:p>
          </table:table-cell>
          <table:table-cell table:number-columns-repeated="16374"/>
        </table:table-row>
        <table:table-row table:style-name="ro1">
          <table:table-cell office:value-type="float" office:value="24" table:style-name="ce14">
            <text:p>24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Panjab N Bank</text:p>
          </table:table-cell>
          <table:table-cell office:value-type="string" table:style-name="ce16">
            <text:p>3747003112953029</text:p>
          </table:table-cell>
          <table:table-cell office:value-type="date" office:date-value="2017-11-08T00:00:00" table:style-name="ce79">
            <text:p>2017-11-08</text:p>
          </table:table-cell>
          <table:table-cell office:value-type="date" office:date-value="2020-11-08T00:00:00" table:style-name="ce79">
            <text:p>2020-11-08</text:p>
          </table:table-cell>
          <table:table-cell office:value-type="float" office:value="110814" table:style-name="ce15">
            <text:p>110814</text:p>
          </table:table-cell>
          <table:table-cell office:value-type="float" office:value="136461" table:style-name="ce15">
            <text:p>136461</text:p>
          </table:table-cell>
          <table:table-cell office:value-type="percentage" office:value="7.0000000000000007E-2" table:style-name="ce27">
            <text:p>7%</text:p>
          </table:table-cell>
          <table:table-cell office:value-type="string" table:style-name="ce1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7">
            <text:p>Rameshbhai</text:p>
          </table:table-cell>
          <table:table-cell office:value-type="string" table:style-name="ce19">
            <text:p>Panjab N Bank</text:p>
          </table:table-cell>
          <table:table-cell office:value-type="string" table:style-name="ce20">
            <text:p>3747003112953010</text:p>
          </table:table-cell>
          <table:table-cell office:value-type="date" office:date-value="2017-11-08T00:00:00" table:style-name="ce80">
            <text:p>2017-11-08</text:p>
          </table:table-cell>
          <table:table-cell office:value-type="date" office:date-value="2020-11-08T00:00:00" table:style-name="ce80">
            <text:p>2020-11-08</text:p>
          </table:table-cell>
          <table:table-cell office:value-type="float" office:value="109123" table:style-name="ce19">
            <text:p>109123</text:p>
          </table:table-cell>
          <table:table-cell office:value-type="float" office:value="134378" table:style-name="ce19">
            <text:p>134378</text:p>
          </table:table-cell>
          <table:table-cell office:value-type="percentage" office:value="7.0000000000000007E-2" table:style-name="ce28">
            <text:p>7%</text:p>
          </table:table-cell>
          <table:table-cell office:value-type="string" table:style-name="ce22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26" table:style-name="ce9">
            <text:p>26</text:p>
          </table:table-cell>
          <table:table-cell office:value-type="string" table:style-name="ce37">
            <text:p>Rameshbhai</text:p>
          </table:table-cell>
          <table:table-cell office:value-type="string" table:style-name="ce4">
            <text:p>Central Bank</text:p>
          </table:table-cell>
          <table:table-cell office:value-type="float" office:value="3023659727" table:style-name="ce4">
            <text:p>3023659727</text:p>
          </table:table-cell>
          <table:table-cell office:value-type="date" office:date-value="2018-10-24T00:00:00" table:style-name="ce76">
            <text:p>2018-10-24</text:p>
          </table:table-cell>
          <table:table-cell office:value-type="date" office:date-value="2019-10-24T00:00:00" table:style-name="ce76">
            <text:p>2019-10-24</text:p>
          </table:table-cell>
          <table:table-cell office:value-type="float" office:value="148788" table:style-name="ce4">
            <text:p>148788</text:p>
          </table:table-cell>
          <table:table-cell office:value-type="float" office:value="159637" table:style-name="ce4">
            <text:p>159637</text:p>
          </table:table-cell>
          <table:table-cell office:value-type="percentage" office:value="7.0999999999999994E-2" table:style-name="ce6">
            <text:p>7.10%</text:p>
          </table:table-cell>
          <table:table-cell office:value-type="string" table:style-name="ce7">
            <text:p>1 Year</text:p>
          </table:table-cell>
          <table:table-cell table:number-columns-repeated="16374"/>
        </table:table-row>
        <table:table-row table:style-name="ro1">
          <table:table-cell office:value-type="float" office:value="27" table:style-name="ce14">
            <text:p>27</text:p>
          </table:table-cell>
          <table:table-cell office:value-type="string" table:style-name="ce37">
            <text:p>Rameshbhai</text:p>
          </table:table-cell>
          <table:table-cell office:value-type="string" table:style-name="ce10">
            <text:p>Central Bank</text:p>
          </table:table-cell>
          <table:table-cell office:value-type="float" office:value="3023659647" table:style-name="ce10">
            <text:p>3023659647</text:p>
          </table:table-cell>
          <table:table-cell office:value-type="date" office:date-value="2018-10-24T00:00:00" table:style-name="ce78">
            <text:p>2018-10-24</text:p>
          </table:table-cell>
          <table:table-cell office:value-type="date" office:date-value="2019-10-24T00:00:00" table:style-name="ce78">
            <text:p>2019-10-24</text:p>
          </table:table-cell>
          <table:table-cell office:value-type="float" office:value="148788" table:style-name="ce10">
            <text:p>148788</text:p>
          </table:table-cell>
          <table:table-cell office:value-type="float" office:value="159637" table:style-name="ce10">
            <text:p>159637</text:p>
          </table:table-cell>
          <table:table-cell office:value-type="percentage" office:value="7.0999999999999994E-2" table:style-name="ce12">
            <text:p>7.10%</text:p>
          </table:table-cell>
          <table:table-cell office:value-type="string" table:style-name="ce13">
            <text:p>1 Year</text:p>
          </table:table-cell>
          <table:table-cell table:number-columns-repeated="16374"/>
        </table:table-row>
        <table:table-row table:style-name="ro1">
          <table:table-cell office:value-type="float" office:value="28" table:style-name="ce14">
            <text:p>28</text:p>
          </table:table-cell>
          <table:table-cell office:value-type="string" table:style-name="ce37">
            <text:p>Rameshbhai</text:p>
          </table:table-cell>
          <table:table-cell office:value-type="string" table:style-name="ce10">
            <text:p>Central Bank</text:p>
          </table:table-cell>
          <table:table-cell office:value-type="float" office:value="3023659535" table:style-name="ce10">
            <text:p>3023659535</text:p>
          </table:table-cell>
          <table:table-cell office:value-type="date" office:date-value="2018-10-24T00:00:00" table:style-name="ce78">
            <text:p>2018-10-24</text:p>
          </table:table-cell>
          <table:table-cell office:value-type="date" office:date-value="2019-10-24T00:00:00" table:style-name="ce78">
            <text:p>2019-10-24</text:p>
          </table:table-cell>
          <table:table-cell office:value-type="float" office:value="148788" table:style-name="ce10">
            <text:p>148788</text:p>
          </table:table-cell>
          <table:table-cell office:value-type="float" office:value="159637" table:style-name="ce10">
            <text:p>159637</text:p>
          </table:table-cell>
          <table:table-cell office:value-type="percentage" office:value="7.0999999999999994E-2" table:style-name="ce12">
            <text:p>7.10%</text:p>
          </table:table-cell>
          <table:table-cell office:value-type="string" table:style-name="ce13">
            <text:p>1 Year</text:p>
          </table:table-cell>
          <table:table-cell table:number-columns-repeated="16374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string" table:style-name="ce37">
            <text:p>Rameshbhai</text:p>
          </table:table-cell>
          <table:table-cell office:value-type="string" table:style-name="ce10">
            <text:p>Central Bank</text:p>
          </table:table-cell>
          <table:table-cell office:value-type="float" office:value="3023659841" table:style-name="ce10">
            <text:p>3023659841</text:p>
          </table:table-cell>
          <table:table-cell office:value-type="date" office:date-value="2018-10-24T00:00:00" table:style-name="ce78">
            <text:p>2018-10-24</text:p>
          </table:table-cell>
          <table:table-cell office:value-type="date" office:date-value="2019-10-24T00:00:00" table:style-name="ce78">
            <text:p>2019-10-24</text:p>
          </table:table-cell>
          <table:table-cell office:value-type="float" office:value="148788" table:style-name="ce10">
            <text:p>148788</text:p>
          </table:table-cell>
          <table:table-cell office:value-type="float" office:value="159637" table:style-name="ce10">
            <text:p>159637</text:p>
          </table:table-cell>
          <table:table-cell office:value-type="percentage" office:value="7.0999999999999994E-2" table:style-name="ce12">
            <text:p>7.10%</text:p>
          </table:table-cell>
          <table:table-cell office:value-type="string" table:style-name="ce13">
            <text:p>1 Year</text:p>
          </table:table-cell>
          <table:table-cell table:number-columns-repeated="16374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37">
            <text:p>Rameshbhai</text:p>
          </table:table-cell>
          <table:table-cell office:value-type="string" table:style-name="ce30">
            <text:p>Central Bank</text:p>
          </table:table-cell>
          <table:table-cell office:value-type="float" office:value="3061868248" table:style-name="ce30">
            <text:p>3061868248</text:p>
          </table:table-cell>
          <table:table-cell office:value-type="date" office:date-value="2018-11-12T00:00:00" table:style-name="ce82">
            <text:p>2018-11-12</text:p>
          </table:table-cell>
          <table:table-cell office:value-type="date" office:date-value="2019-11-12T00:00:00" table:style-name="ce82">
            <text:p>2019-11-12</text:p>
          </table:table-cell>
          <table:table-cell office:value-type="float" office:value="135215" table:style-name="ce30">
            <text:p>135215</text:p>
          </table:table-cell>
          <table:table-cell office:value-type="float" office:value="145074" table:style-name="ce30">
            <text:p>145074</text:p>
          </table:table-cell>
          <table:table-cell office:value-type="percentage" office:value="7.0999999999999994E-2" table:style-name="ce31">
            <text:p>7.10%</text:p>
          </table:table-cell>
          <table:table-cell office:value-type="string" table:style-name="ce32">
            <text:p>1 Year</text:p>
          </table:table-cell>
          <table:table-cell table:number-columns-repeated="16374"/>
        </table:table-row>
        <table:table-row table:style-name="ro2">
          <table:table-cell office:value-type="float" office:value="31" table:style-name="ce14">
            <text:p>31</text:p>
          </table:table-cell>
          <table:table-cell office:value-type="string" table:style-name="ce37">
            <text:p>Rameshbhai</text:p>
          </table:table-cell>
          <table:table-cell office:value-type="string" table:style-name="ce23">
            <text:p>NSC</text:p>
          </table:table-cell>
          <table:table-cell office:value-type="string" table:style-name="ce33">
            <text:p>8958/90CC-830712,713</text:p>
            <text:p>44EF-942171,72,73</text:p>
          </table:table-cell>
          <table:table-cell office:value-type="date" office:date-value="2015-02-18T00:00:00" table:style-name="ce81">
            <text:p>2015-02-18</text:p>
          </table:table-cell>
          <table:table-cell office:value-type="date" office:date-value="2020-02-18T00:00:00" table:style-name="ce81">
            <text:p>2020-02-18</text:p>
          </table:table-cell>
          <table:table-cell office:value-type="float" office:value="32000" table:style-name="ce23">
            <text:p>32000</text:p>
          </table:table-cell>
          <table:table-cell office:value-type="float" office:value="48500" table:style-name="ce23">
            <text:p>48500</text:p>
          </table:table-cell>
          <table:table-cell office:value-type="percentage" office:value="8.1600000000000006E-2" table:style-name="ce25">
            <text:p>8.16%</text:p>
          </table:table-cell>
          <table:table-cell office:value-type="string" table:style-name="ce26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2" table:style-name="ce14">
            <text:p>32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string" table:style-name="ce15">
            <text:p>9236/48EF-374789/90</text:p>
          </table:table-cell>
          <table:table-cell office:value-type="date" office:date-value="2015-07-15T00:00:00" table:style-name="ce79">
            <text:p>2015-07-15</text:p>
          </table:table-cell>
          <table:table-cell office:value-type="date" office:date-value="2020-07-15T00:00:00" table:style-name="ce79">
            <text:p>2020-07-15</text:p>
          </table:table-cell>
          <table:table-cell office:value-type="float" office:value="20000" table:style-name="ce15">
            <text:p>20000</text:p>
          </table:table-cell>
          <table:table-cell office:value-type="float" office:value="30324" table:style-name="ce15">
            <text:p>30324</text:p>
          </table:table-cell>
          <table:table-cell office:value-type="percentage" office:value="7.5999999999999998E-2" table:style-name="ce17">
            <text:p>7.60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string" table:style-name="ce15">
            <text:p>9222/48EF-374746 to 374757</text:p>
          </table:table-cell>
          <table:table-cell office:value-type="date" office:date-value="2015-07-11T00:00:00" table:style-name="ce79">
            <text:p>2015-07-11</text:p>
          </table:table-cell>
          <table:table-cell office:value-type="date" office:date-value="2020-07-11T00:00:00" table:style-name="ce79">
            <text:p>2020-07-11</text:p>
          </table:table-cell>
          <table:table-cell office:value-type="float" office:value="120000" table:style-name="ce15">
            <text:p>120000</text:p>
          </table:table-cell>
          <table:table-cell office:value-type="float" office:value="181944" table:style-name="ce15">
            <text:p>181944</text:p>
          </table:table-cell>
          <table:table-cell office:value-type="percentage" office:value="8.1600000000000006E-2" table:style-name="ce17">
            <text:p>8.16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string" table:style-name="ce15">
            <text:p>R0010305449/64EF-919248 to 257</text:p>
          </table:table-cell>
          <table:table-cell office:value-type="date" office:date-value="2016-01-25T00:00:00" table:style-name="ce79">
            <text:p>2016-01-25</text:p>
          </table:table-cell>
          <table:table-cell office:value-type="date" office:date-value="2021-01-25T00:00:00" table:style-name="ce79">
            <text:p>2021-01-25</text:p>
          </table:table-cell>
          <table:table-cell office:value-type="float" office:value="100000" table:style-name="ce15">
            <text:p>100000</text:p>
          </table:table-cell>
          <table:table-cell office:value-type="float" office:value="151620" table:style-name="ce15">
            <text:p>151620</text:p>
          </table:table-cell>
          <table:table-cell office:value-type="percentage" office:value="8.1600000000000006E-2" table:style-name="ce17">
            <text:p>8.16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5" table:style-name="ce14">
            <text:p>35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string" table:style-name="ce15">
            <text:p>R0010870784/64EF-923589 to 594</text:p>
          </table:table-cell>
          <table:table-cell office:value-type="date" office:date-value="2016-03-02T00:00:00" table:style-name="ce79">
            <text:p>2016-03-02</text:p>
          </table:table-cell>
          <table:table-cell office:value-type="date" office:date-value="2021-03-02T00:00:00" table:style-name="ce79">
            <text:p>2021-03-02</text:p>
          </table:table-cell>
          <table:table-cell office:value-type="float" office:value="60000" table:style-name="ce15">
            <text:p>60000</text:p>
          </table:table-cell>
          <table:table-cell office:value-type="float" office:value="90972" table:style-name="ce15">
            <text:p>90972</text:p>
          </table:table-cell>
          <table:table-cell office:value-type="percentage" office:value="8.1600000000000006E-2" table:style-name="ce17">
            <text:p>8.16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6" table:style-name="ce14">
            <text:p>36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string" table:style-name="ce15">
            <text:p>R00114422660/66EF-496257 to 61</text:p>
          </table:table-cell>
          <table:table-cell office:value-type="date" office:date-value="2016-03-13T00:00:00" table:style-name="ce79">
            <text:p>2016-03-13</text:p>
          </table:table-cell>
          <table:table-cell office:value-type="date" office:date-value="2021-03-13T00:00:00" table:style-name="ce79">
            <text:p>2021-03-13</text:p>
          </table:table-cell>
          <table:table-cell office:value-type="float" office:value="50000" table:style-name="ce15">
            <text:p>50000</text:p>
          </table:table-cell>
          <table:table-cell office:value-type="float" office:value="75810" table:style-name="ce15">
            <text:p>75810</text:p>
          </table:table-cell>
          <table:table-cell office:value-type="percentage" office:value="8.1600000000000006E-2" table:style-name="ce17">
            <text:p>8.16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float" office:value="3350462306" table:style-name="ce15">
            <text:p>3350462306</text:p>
          </table:table-cell>
          <table:table-cell office:value-type="date" office:date-value="2016-08-10T00:00:00" table:style-name="ce79">
            <text:p>2016-08-10</text:p>
          </table:table-cell>
          <table:table-cell office:value-type="date" office:date-value="2021-08-10T00:00:00" table:style-name="ce79">
            <text:p>2021-08-10</text:p>
          </table:table-cell>
          <table:table-cell office:value-type="float" office:value="100000" table:style-name="ce15">
            <text:p>100000</text:p>
          </table:table-cell>
          <table:table-cell office:value-type="float" office:value="151620" table:style-name="ce15">
            <text:p>151620</text:p>
          </table:table-cell>
          <table:table-cell office:value-type="percentage" office:value="8.1600000000000006E-2" table:style-name="ce17">
            <text:p>8.16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float" office:value="3449613565" table:style-name="ce15">
            <text:p>3449613565</text:p>
          </table:table-cell>
          <table:table-cell office:value-type="date" office:date-value="2016-12-16T00:00:00" table:style-name="ce79">
            <text:p>2016-12-16</text:p>
          </table:table-cell>
          <table:table-cell office:value-type="date" office:date-value="2021-12-16T00:00:00" table:style-name="ce79">
            <text:p>2021-12-16</text:p>
          </table:table-cell>
          <table:table-cell office:value-type="float" office:value="120000" table:style-name="ce15">
            <text:p>120000</text:p>
          </table:table-cell>
          <table:table-cell office:value-type="float" office:value="181944" table:style-name="ce15">
            <text:p>181944</text:p>
          </table:table-cell>
          <table:table-cell office:value-type="percentage" office:value="7.5999999999999998E-2" table:style-name="ce17">
            <text:p>7.60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39" table:style-name="ce14">
            <text:p>39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float" office:value="3897876482" table:style-name="ce15">
            <text:p>3897876482</text:p>
          </table:table-cell>
          <table:table-cell office:value-type="date" office:date-value="2018-01-20T00:00:00" table:style-name="ce79">
            <text:p>2018-01-20</text:p>
          </table:table-cell>
          <table:table-cell office:value-type="date" office:date-value="2023-01-20T00:00:00" table:style-name="ce79">
            <text:p>2023-01-20</text:p>
          </table:table-cell>
          <table:table-cell office:value-type="float" office:value="70000" table:style-name="ce15">
            <text:p>70000</text:p>
          </table:table-cell>
          <table:table-cell office:value-type="float" office:value="100962" table:style-name="ce15">
            <text:p>100962</text:p>
          </table:table-cell>
          <table:table-cell office:value-type="percentage" office:value="7.5999999999999998E-2" table:style-name="ce17">
            <text:p>7.60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40" table:style-name="ce14">
            <text:p>40</text:p>
          </table:table-cell>
          <table:table-cell office:value-type="string" table:style-name="ce37">
            <text:p>Rameshbhai</text:p>
          </table:table-cell>
          <table:table-cell office:value-type="string" table:style-name="ce15">
            <text:p>NSC</text:p>
          </table:table-cell>
          <table:table-cell office:value-type="float" office:value="3975475415" table:style-name="ce15">
            <text:p>3975475415</text:p>
          </table:table-cell>
          <table:table-cell office:value-type="date" office:date-value="2018-03-17T00:00:00" table:style-name="ce79">
            <text:p>2018-03-17</text:p>
          </table:table-cell>
          <table:table-cell office:value-type="date" office:date-value="2023-03-17T00:00:00" table:style-name="ce79">
            <text:p>2023-03-17</text:p>
          </table:table-cell>
          <table:table-cell office:value-type="float" office:value="50000" table:style-name="ce15">
            <text:p>50000</text:p>
          </table:table-cell>
          <table:table-cell office:value-type="float" office:value="72116" table:style-name="ce15">
            <text:p>72116</text:p>
          </table:table-cell>
          <table:table-cell office:value-type="percentage" office:value="7.5999999999999998E-2" table:style-name="ce17">
            <text:p>7.60%</text:p>
          </table:table-cell>
          <table:table-cell office:value-type="string" table:style-name="ce18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string" table:style-name="ce37">
            <text:p>Rameshbhai</text:p>
          </table:table-cell>
          <table:table-cell office:value-type="string" table:style-name="ce19">
            <text:p>NSC</text:p>
          </table:table-cell>
          <table:table-cell office:value-type="float" office:value="4137264847" table:style-name="ce19">
            <text:p>4137264847</text:p>
          </table:table-cell>
          <table:table-cell office:value-type="date" office:date-value="2018-09-05T00:00:00" table:style-name="ce80">
            <text:p>2018-09-05</text:p>
          </table:table-cell>
          <table:table-cell office:value-type="date" office:date-value="2023-09-05T00:00:00" table:style-name="ce80">
            <text:p>2023-09-05</text:p>
          </table:table-cell>
          <table:table-cell office:value-type="float" office:value="150000" table:style-name="ce19">
            <text:p>150000</text:p>
          </table:table-cell>
          <table:table-cell office:value-type="float" office:value="216348" table:style-name="ce19">
            <text:p>216348</text:p>
          </table:table-cell>
          <table:table-cell office:value-type="percentage" office:value="7.5999999999999998E-2" table:style-name="ce21">
            <text:p>7.60%</text:p>
          </table:table-cell>
          <table:table-cell office:value-type="string" table:style-name="ce22">
            <text:p>5 Year</text:p>
          </table:table-cell>
          <table:table-cell table:number-columns-repeated="16374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string" table:style-name="ce37">
            <text:p>Rameshbhai</text:p>
          </table:table-cell>
          <table:table-cell office:value-type="string" table:style-name="ce34">
            <text:p>KVP</text:p>
          </table:table-cell>
          <table:table-cell office:value-type="float" office:value="12929" table:style-name="ce34">
            <text:p>12929</text:p>
          </table:table-cell>
          <table:table-cell office:value-type="date" office:date-value="2015-10-03T00:00:00" table:style-name="ce83">
            <text:p>2015-10-03</text:p>
          </table:table-cell>
          <table:table-cell office:value-type="date" office:date-value="2024-02-03T00:00:00" table:style-name="ce83">
            <text:p>2024-02-03</text:p>
          </table:table-cell>
          <table:table-cell office:value-type="float" office:value="20000" table:style-name="ce34">
            <text:p>20000</text:p>
          </table:table-cell>
          <table:table-cell office:value-type="float" office:value="40000" table:style-name="ce34">
            <text:p>40000</text:p>
          </table:table-cell>
          <table:table-cell office:value-type="percentage" office:value="8.1600000000000006E-2" table:style-name="ce35">
            <text:p>8.16%</text:p>
          </table:table-cell>
          <table:table-cell office:value-type="string" table:style-name="ce36">
            <text:p>8 Year &amp; 4 Month</text:p>
          </table:table-cell>
          <table:table-cell table:number-columns-repeated="16374"/>
        </table:table-row>
        <table:table-row table:style-name="ro1">
          <table:table-cell office:value-type="float" office:value="43" table:style-name="ce14">
            <text:p>43</text:p>
          </table:table-cell>
          <table:table-cell office:value-type="string" table:style-name="ce65">
            <text:p>Sushilaben</text:p>
          </table:table-cell>
          <table:table-cell office:value-type="string" table:style-name="ce38">
            <text:p>Dena Bank</text:p>
          </table:table-cell>
          <table:table-cell office:value-type="string" table:style-name="ce39">
            <text:p>003666007540</text:p>
          </table:table-cell>
          <table:table-cell office:value-type="date" office:date-value="2016-11-08T00:00:00" table:style-name="ce84">
            <text:p>2016-11-08</text:p>
          </table:table-cell>
          <table:table-cell office:value-type="date" office:date-value="2019-11-08T00:00:00" table:style-name="ce84">
            <text:p>2019-11-08</text:p>
          </table:table-cell>
          <table:table-cell office:value-type="float" office:value="101589" table:style-name="ce38">
            <text:p>101589</text:p>
          </table:table-cell>
          <table:table-cell office:value-type="float" office:value="127895" table:style-name="ce38">
            <text:p>127895</text:p>
          </table:table-cell>
          <table:table-cell office:value-type="percentage" office:value="7.7499999999999999E-2" table:style-name="ce41">
            <text:p>7.75%</text:p>
          </table:table-cell>
          <table:table-cell office:value-type="string" table:style-name="ce42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44" table:style-name="ce14">
            <text:p>44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7539</text:p>
          </table:table-cell>
          <table:table-cell office:value-type="date" office:date-value="2016-11-08T00:00:00" table:style-name="ce85">
            <text:p>2016-11-08</text:p>
          </table:table-cell>
          <table:table-cell office:value-type="date" office:date-value="2019-11-08T00:00:00" table:style-name="ce85">
            <text:p>2019-11-08</text:p>
          </table:table-cell>
          <table:table-cell office:value-type="float" office:value="100312" table:style-name="ce46">
            <text:p>100312</text:p>
          </table:table-cell>
          <table:table-cell office:value-type="float" office:value="126288" table:style-name="ce46">
            <text:p>126288</text:p>
          </table:table-cell>
          <table:table-cell office:value-type="percentage" office:value="7.7499999999999999E-2" table:style-name="ce47">
            <text:p>7.75%</text:p>
          </table:table-cell>
          <table:table-cell office:value-type="string" table:style-name="ce4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2343</text:p>
          </table:table-cell>
          <table:table-cell office:value-type="date" office:date-value="2016-11-29T00:00:00" table:style-name="ce86">
            <text:p>2016-11-29</text:p>
          </table:table-cell>
          <table:table-cell office:value-type="date" office:date-value="2019-11-29T00:00:00" table:style-name="ce86">
            <text:p>2019-11-29</text:p>
          </table:table-cell>
          <table:table-cell office:value-type="float" office:value="102172" table:style-name="ce44">
            <text:p>102172</text:p>
          </table:table-cell>
          <table:table-cell office:value-type="float" office:value="128629" table:style-name="ce44">
            <text:p>128629</text:p>
          </table:table-cell>
          <table:table-cell office:value-type="percentage" office:value="7.7499999999999999E-2" table:style-name="ce47">
            <text:p>7.75%</text:p>
          </table:table-cell>
          <table:table-cell office:value-type="string" table:style-name="ce48">
            <text:p>3 Years</text:p>
          </table:table-cell>
          <table:table-cell table:number-columns-repeated="16374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2344</text:p>
          </table:table-cell>
          <table:table-cell office:value-type="date" office:date-value="2018-12-13T00:00:00" table:style-name="ce85">
            <text:p>2018-12-13</text:p>
          </table:table-cell>
          <table:table-cell office:value-type="date" office:date-value="2019-12-13T00:00:00" table:style-name="ce85">
            <text:p>2019-12-13</text:p>
          </table:table-cell>
          <table:table-cell office:value-type="float" office:value="234320" table:style-name="ce46">
            <text:p>234320</text:p>
          </table:table-cell>
          <table:table-cell office:value-type="float" office:value="251776" table:style-name="ce46">
            <text:p>251776</text:p>
          </table:table-cell>
          <table:table-cell office:value-type="percentage" office:value="7.2499999999999995E-2" table:style-name="ce47">
            <text:p>7.25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47" table:style-name="ce14">
            <text:p>47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4175</text:p>
          </table:table-cell>
          <table:table-cell office:value-type="date" office:date-value="2016-12-02T00:00:00" table:style-name="ce85">
            <text:p>2016-12-02</text:p>
          </table:table-cell>
          <table:table-cell office:value-type="date" office:date-value="2019-12-02T00:00:00" table:style-name="ce85">
            <text:p>2019-12-02</text:p>
          </table:table-cell>
          <table:table-cell office:value-type="float" office:value="95490" table:style-name="ce46">
            <text:p>95490</text:p>
          </table:table-cell>
          <table:table-cell office:value-type="float" office:value="120217" table:style-name="ce46">
            <text:p>120217</text:p>
          </table:table-cell>
          <table:table-cell office:value-type="percentage" office:value="7.7499999999999999E-2" table:style-name="ce47">
            <text:p>7.75%</text:p>
          </table:table-cell>
          <table:table-cell office:value-type="string" table:style-name="ce48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48" table:style-name="ce14">
            <text:p>48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4508</text:p>
          </table:table-cell>
          <table:table-cell office:value-type="date" office:date-value="2018-03-30T00:00:00" table:style-name="ce85">
            <text:p>2018-03-30</text:p>
          </table:table-cell>
          <table:table-cell office:value-type="date" office:date-value="2020-03-30T00:00:00" table:style-name="ce85">
            <text:p>2020-03-30</text:p>
          </table:table-cell>
          <table:table-cell office:value-type="float" office:value="107559" table:style-name="ce46">
            <text:p>107559</text:p>
          </table:table-cell>
          <table:table-cell office:value-type="float" office:value="122891" table:style-name="ce46">
            <text:p>122891</text:p>
          </table:table-cell>
          <table:table-cell office:value-type="percentage" office:value="7.0000000000000007E-2" table:style-name="ce47">
            <text:p>7.00%</text:p>
          </table:table-cell>
          <table:table-cell office:value-type="string" table:style-name="ce48">
            <text:p>2 Years</text:p>
          </table:table-cell>
          <table:table-cell table:number-columns-repeated="16374"/>
        </table:table-row>
        <table:table-row table:style-name="ro3">
          <table:table-cell office:value-type="float" office:value="49" table:style-name="ce3">
            <text:p>49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7538</text:p>
          </table:table-cell>
          <table:table-cell office:value-type="date" office:date-value="2019-06-10T00:00:00" table:style-name="ce85">
            <text:p>2019-06-10</text:p>
          </table:table-cell>
          <table:table-cell office:value-type="date" office:date-value="2020-08-27T00:00:00" table:style-name="ce85">
            <text:p>2020-08-27</text:p>
          </table:table-cell>
          <table:table-cell office:value-type="float" office:value="104492" table:style-name="ce46">
            <text:p>104492</text:p>
          </table:table-cell>
          <table:table-cell office:value-type="float" office:value="114358" table:style-name="ce46">
            <text:p>114358</text:p>
          </table:table-cell>
          <table:table-cell office:value-type="percentage" office:value="7.4999999999999997E-2" table:style-name="ce47">
            <text:p>7.50%</text:p>
          </table:table-cell>
          <table:table-cell office:value-type="string" table:style-name="ce49">
            <text:p>444 Days</text:p>
          </table:table-cell>
          <table:table-cell table:number-columns-repeated="16374"/>
        </table:table-row>
        <table:table-row table:style-name="ro3">
          <table:table-cell office:value-type="float" office:value="50" table:style-name="ce9">
            <text:p>50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40061</text:p>
          </table:table-cell>
          <table:table-cell office:value-type="date" office:date-value="2018-10-19T00:00:00" table:style-name="ce85">
            <text:p>2018-10-19</text:p>
          </table:table-cell>
          <table:table-cell office:value-type="date" office:date-value="2020-09-19T00:00:00" table:style-name="ce85">
            <text:p>2020-09-19</text:p>
          </table:table-cell>
          <table:table-cell office:value-type="float" office:value="69477" table:style-name="ce46">
            <text:p>69477</text:p>
          </table:table-cell>
          <table:table-cell office:value-type="float" office:value="79756" table:style-name="ce46">
            <text:p>79756</text:p>
          </table:table-cell>
          <table:table-cell office:value-type="percentage" office:value="7.2499999999999995E-2" table:style-name="ce47">
            <text:p>7.25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51" table:style-name="ce14">
            <text:p>51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3552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0-10-27T00:00:00" table:style-name="ce85">
            <text:p>2020-10-27</text:p>
          </table:table-cell>
          <table:table-cell office:value-type="float" office:value="98476" table:style-name="ce46">
            <text:p>98476</text:p>
          </table:table-cell>
          <table:table-cell office:value-type="float" office:value="113023" table:style-name="ce46">
            <text:p>113023</text:p>
          </table:table-cell>
          <table:table-cell office:value-type="percentage" office:value="7.2499999999999995E-2" table:style-name="ce47">
            <text:p>7.25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52" table:style-name="ce14">
            <text:p>52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Dena Bank</text:p>
          </table:table-cell>
          <table:table-cell office:value-type="string" table:style-name="ce45">
            <text:p>003666003560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0-10-27T00:00:00" table:style-name="ce85">
            <text:p>2020-10-27</text:p>
          </table:table-cell>
          <table:table-cell office:value-type="float" office:value="121505" table:style-name="ce46">
            <text:p>121505</text:p>
          </table:table-cell>
          <table:table-cell office:value-type="float" office:value="139454" table:style-name="ce46">
            <text:p>139454</text:p>
          </table:table-cell>
          <table:table-cell office:value-type="percentage" office:value="7.2499999999999995E-2" table:style-name="ce47">
            <text:p>7.25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53" table:style-name="ce3">
            <text:p>53</text:p>
          </table:table-cell>
          <table:table-cell office:value-type="string" table:style-name="ce65">
            <text:p>Sushilaben</text:p>
          </table:table-cell>
          <table:table-cell office:value-type="string" table:style-name="ce50">
            <text:p>Dena Bank</text:p>
          </table:table-cell>
          <table:table-cell office:value-type="string" table:style-name="ce51">
            <text:p>003666027988</text:p>
          </table:table-cell>
          <table:table-cell office:value-type="date" office:date-value="2017-06-09T00:00:00" table:style-name="ce87">
            <text:p>2017-06-09</text:p>
          </table:table-cell>
          <table:table-cell office:value-type="date" office:date-value="2022-06-09T00:00:00" table:style-name="ce87">
            <text:p>2022-06-09</text:p>
          </table:table-cell>
          <table:table-cell office:value-type="float" office:value="113153" table:style-name="ce52">
            <text:p>113153</text:p>
          </table:table-cell>
          <table:table-cell office:value-type="float" office:value="164066" table:style-name="ce52">
            <text:p>164066</text:p>
          </table:table-cell>
          <table:table-cell office:value-type="percentage" office:value="7.4999999999999997E-2" table:style-name="ce53">
            <text:p>7.50%</text:p>
          </table:table-cell>
          <table:table-cell office:value-type="string" table:style-name="ce54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54" table:style-name="ce9">
            <text:p>54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Central Bank</text:p>
          </table:table-cell>
          <table:table-cell office:value-type="float" office:value="3028989433" table:style-name="ce45">
            <text:p>3028989433</text:p>
          </table:table-cell>
          <table:table-cell office:value-type="date" office:date-value="2018-08-06T00:00:00" table:style-name="ce86">
            <text:p>2018-08-06</text:p>
          </table:table-cell>
          <table:table-cell office:value-type="date" office:date-value="2019-08-06T00:00:00" table:style-name="ce86">
            <text:p>2019-08-06</text:p>
          </table:table-cell>
          <table:table-cell office:value-type="float" office:value="78869" table:style-name="ce44">
            <text:p>78869</text:p>
          </table:table-cell>
          <table:table-cell office:value-type="float" office:value="84620" table:style-name="ce44">
            <text:p>84620</text:p>
          </table:table-cell>
          <table:table-cell office:value-type="percentage" office:value="7.0999999999999994E-2" table:style-name="ce47">
            <text:p>7.10%</text:p>
          </table:table-cell>
          <table:table-cell office:value-type="string" table:style-name="ce48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55" table:style-name="ce14">
            <text:p>55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Central Bank</text:p>
          </table:table-cell>
          <table:table-cell office:value-type="float" office:value="3050464734" table:style-name="ce46">
            <text:p>3050464734</text:p>
          </table:table-cell>
          <table:table-cell office:value-type="date" office:date-value="2018-11-26T00:00:00" table:style-name="ce85">
            <text:p>2018-11-26</text:p>
          </table:table-cell>
          <table:table-cell office:value-type="date" office:date-value="2019-11-26T00:00:00" table:style-name="ce85">
            <text:p>2019-11-26</text:p>
          </table:table-cell>
          <table:table-cell office:value-type="float" office:value="113848" table:style-name="ce46">
            <text:p>113848</text:p>
          </table:table-cell>
          <table:table-cell office:value-type="float" office:value="122149" table:style-name="ce46">
            <text:p>122149</text:p>
          </table:table-cell>
          <table:table-cell office:value-type="percentage" office:value="7.0999999999999994E-2" table:style-name="ce55">
            <text:p>7.1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56" table:style-name="ce14">
            <text:p>56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Central Bank</text:p>
          </table:table-cell>
          <table:table-cell office:value-type="float" office:value="3064439941" table:style-name="ce46">
            <text:p>3064439941</text:p>
          </table:table-cell>
          <table:table-cell office:value-type="date" office:date-value="2018-12-20T00:00:00" table:style-name="ce85">
            <text:p>2018-12-20</text:p>
          </table:table-cell>
          <table:table-cell office:value-type="date" office:date-value="2019-12-20T00:00:00" table:style-name="ce85">
            <text:p>2019-12-20</text:p>
          </table:table-cell>
          <table:table-cell office:value-type="float" office:value="93713" table:style-name="ce46">
            <text:p>93713</text:p>
          </table:table-cell>
          <table:table-cell office:value-type="float" office:value="100632" table:style-name="ce46">
            <text:p>100632</text:p>
          </table:table-cell>
          <table:table-cell office:value-type="percentage" office:value="7.0999999999999994E-2" table:style-name="ce55">
            <text:p>7.1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57" table:style-name="ce3">
            <text:p>57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Central Bank</text:p>
          </table:table-cell>
          <table:table-cell office:value-type="float" office:value="3064440163" table:style-name="ce46">
            <text:p>3064440163</text:p>
          </table:table-cell>
          <table:table-cell office:value-type="date" office:date-value="2018-12-20T00:00:00" table:style-name="ce85">
            <text:p>2018-12-20</text:p>
          </table:table-cell>
          <table:table-cell office:value-type="date" office:date-value="2019-12-20T00:00:00" table:style-name="ce85">
            <text:p>2019-12-20</text:p>
          </table:table-cell>
          <table:table-cell office:value-type="float" office:value="93713" table:style-name="ce46">
            <text:p>93713</text:p>
          </table:table-cell>
          <table:table-cell office:value-type="float" office:value="100632" table:style-name="ce46">
            <text:p>100632</text:p>
          </table:table-cell>
          <table:table-cell office:value-type="percentage" office:value="7.0999999999999994E-2" table:style-name="ce55">
            <text:p>7.1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58" table:style-name="ce9">
            <text:p>58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Central Bank</text:p>
          </table:table-cell>
          <table:table-cell office:value-type="float" office:value="3020635447" table:style-name="ce46">
            <text:p>3020635447</text:p>
          </table:table-cell>
          <table:table-cell office:value-type="date" office:date-value="2019-02-25T00:00:00" table:style-name="ce85">
            <text:p>2019-02-25</text:p>
          </table:table-cell>
          <table:table-cell office:value-type="date" office:date-value="2020-02-25T00:00:00" table:style-name="ce85">
            <text:p>2020-02-25</text:p>
          </table:table-cell>
          <table:table-cell office:value-type="float" office:value="94814" table:style-name="ce46">
            <text:p>94814</text:p>
          </table:table-cell>
          <table:table-cell office:value-type="float" office:value="101777" table:style-name="ce46">
            <text:p>101777</text:p>
          </table:table-cell>
          <table:table-cell office:value-type="percentage" office:value="7.1499999999999994E-2" table:style-name="ce55">
            <text:p>7.1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59" table:style-name="ce14">
            <text:p>59</text:p>
          </table:table-cell>
          <table:table-cell office:value-type="string" table:style-name="ce65">
            <text:p>Sushilaben</text:p>
          </table:table-cell>
          <table:table-cell office:value-type="string" table:style-name="ce56">
            <text:p>Central Bank</text:p>
          </table:table-cell>
          <table:table-cell office:value-type="float" office:value="3072668371" table:style-name="ce57">
            <text:p>3072668371</text:p>
          </table:table-cell>
          <table:table-cell office:value-type="date" office:date-value="2019-04-05T00:00:00" table:style-name="ce88">
            <text:p>2019-04-05</text:p>
          </table:table-cell>
          <table:table-cell office:value-type="date" office:date-value="2020-10-11T00:00:00" table:style-name="ce88">
            <text:p>2020-10-11</text:p>
          </table:table-cell>
          <table:table-cell office:value-type="float" office:value="145382" table:style-name="ce56">
            <text:p>145382</text:p>
          </table:table-cell>
          <table:table-cell office:value-type="float" office:value="161878" table:style-name="ce56">
            <text:p>161878</text:p>
          </table:table-cell>
          <table:table-cell office:value-type="percentage" office:value="7.1499999999999994E-2" table:style-name="ce58">
            <text:p>7.15%</text:p>
          </table:table-cell>
          <table:table-cell office:value-type="string" table:style-name="ce59">
            <text:p>555 Days</text:p>
          </table:table-cell>
          <table:table-cell table:number-columns-repeated="16374"/>
        </table:table-row>
        <table:table-row table:style-name="ro3">
          <table:table-cell office:value-type="float" office:value="60" table:style-name="ce14">
            <text:p>60</text:p>
          </table:table-cell>
          <table:table-cell office:value-type="string" table:style-name="ce65">
            <text:p>Sushilaben</text:p>
          </table:table-cell>
          <table:table-cell office:value-type="string" table:style-name="ce38">
            <text:p>SBI</text:p>
          </table:table-cell>
          <table:table-cell office:value-type="float" office:value="10334992274" table:style-name="ce39">
            <text:p>10334992274</text:p>
          </table:table-cell>
          <table:table-cell office:value-type="date" office:date-value="2018-11-30T00:00:00" table:style-name="ce84">
            <text:p>2018-11-30</text:p>
          </table:table-cell>
          <table:table-cell office:value-type="date" office:date-value="2019-11-30T00:00:00" table:style-name="ce84">
            <text:p>2019-11-30</text:p>
          </table:table-cell>
          <table:table-cell office:value-type="float" office:value="119179" table:style-name="ce38">
            <text:p>119179</text:p>
          </table:table-cell>
          <table:table-cell office:value-type="float" office:value="128120" table:style-name="ce38">
            <text:p>128120</text:p>
          </table:table-cell>
          <table:table-cell office:value-type="percentage" office:value="7.4999999999999997E-2" table:style-name="ce41">
            <text:p>7.50%</text:p>
          </table:table-cell>
          <table:table-cell office:value-type="string" table:style-name="ce42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61" table:style-name="ce3">
            <text:p>61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SBI</text:p>
          </table:table-cell>
          <table:table-cell office:value-type="float" office:value="10424361371" table:style-name="ce60">
            <text:p>10424361371</text:p>
          </table:table-cell>
          <table:table-cell office:value-type="date" office:date-value="2019-01-20T00:00:00" table:style-name="ce85">
            <text:p>2019-01-20</text:p>
          </table:table-cell>
          <table:table-cell office:value-type="date" office:date-value="2020-01-14T00:00:00" table:style-name="ce85">
            <text:p>2020-01-14</text:p>
          </table:table-cell>
          <table:table-cell office:value-type="float" office:value="108291" table:style-name="ce46">
            <text:p>108291</text:p>
          </table:table-cell>
          <table:table-cell office:value-type="float" office:value="115846" table:style-name="ce46">
            <text:p>115846</text:p>
          </table:table-cell>
          <table:table-cell office:value-type="percentage" office:value="6.9000000000000006E-2" table:style-name="ce55">
            <text:p>6.90%</text:p>
          </table:table-cell>
          <table:table-cell office:value-type="string" table:style-name="ce49">
            <text:p>11 Month 25 Days</text:p>
          </table:table-cell>
          <table:table-cell table:number-columns-repeated="16374"/>
        </table:table-row>
        <table:table-row table:style-name="ro3">
          <table:table-cell office:value-type="float" office:value="62" table:style-name="ce9">
            <text:p>62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SBI</text:p>
          </table:table-cell>
          <table:table-cell office:value-type="float" office:value="10424360322" table:style-name="ce60">
            <text:p>10424360322</text:p>
          </table:table-cell>
          <table:table-cell office:value-type="date" office:date-value="2018-12-03T00:00:00" table:style-name="ce85">
            <text:p>2018-12-03</text:p>
          </table:table-cell>
          <table:table-cell office:value-type="date" office:date-value="2020-11-03T00:00:00" table:style-name="ce85">
            <text:p>2020-11-03</text:p>
          </table:table-cell>
          <table:table-cell office:value-type="float" office:value="173412" table:style-name="ce46">
            <text:p>173412</text:p>
          </table:table-cell>
          <table:table-cell table:style-name="ce46"/>
          <table:table-cell office:value-type="percentage" office:value="7.2999999999999995E-2" table:style-name="ce55">
            <text:p>7.30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63" table:style-name="ce14">
            <text:p>63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SBI</text:p>
          </table:table-cell>
          <table:table-cell office:value-type="float" office:value="33786707738" table:style-name="ce60">
            <text:p>33786707738</text:p>
          </table:table-cell>
          <table:table-cell office:value-type="date" office:date-value="2019-04-16T00:00:00" table:style-name="ce85">
            <text:p>2019-04-16</text:p>
          </table:table-cell>
          <table:table-cell office:value-type="date" office:date-value="2021-04-16T00:00:00" table:style-name="ce85">
            <text:p>2021-04-16</text:p>
          </table:table-cell>
          <table:table-cell office:value-type="float" office:value="600000" table:style-name="ce46">
            <text:p>600000</text:p>
          </table:table-cell>
          <table:table-cell office:value-type="float" office:value="600000" table:style-name="ce46">
            <text:p>600000</text:p>
          </table:table-cell>
          <table:table-cell office:value-type="percentage" office:value="7.2999999999999995E-2" table:style-name="ce55">
            <text:p>7.30%</text:p>
          </table:table-cell>
          <table:table-cell office:value-type="string" table:style-name="ce49">
            <text:p>2 Years</text:p>
          </table:table-cell>
          <table:table-cell table:number-columns-repeated="16374"/>
        </table:table-row>
        <table:table-row table:style-name="ro3">
          <table:table-cell office:value-type="float" office:value="64" table:style-name="ce14">
            <text:p>64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SBI</text:p>
          </table:table-cell>
          <table:table-cell office:value-type="float" office:value="33786725031" table:style-name="ce60">
            <text:p>33786725031</text:p>
          </table:table-cell>
          <table:table-cell office:value-type="date" office:date-value="2019-04-17T00:00:00" table:style-name="ce85">
            <text:p>2019-04-17</text:p>
          </table:table-cell>
          <table:table-cell office:value-type="date" office:date-value="2021-04-17T00:00:00" table:style-name="ce85">
            <text:p>2021-04-17</text:p>
          </table:table-cell>
          <table:table-cell office:value-type="float" office:value="808178" table:style-name="ce46">
            <text:p>808178</text:p>
          </table:table-cell>
          <table:table-cell office:value-type="float" office:value="808178" table:style-name="ce46">
            <text:p>808178</text:p>
          </table:table-cell>
          <table:table-cell office:value-type="percentage" office:value="7.2999999999999995E-2" table:style-name="ce55">
            <text:p>7.30%</text:p>
          </table:table-cell>
          <table:table-cell office:value-type="string" table:style-name="ce49">
            <text:p>2 Years</text:p>
          </table:table-cell>
          <table:table-cell table:number-columns-repeated="16374"/>
        </table:table-row>
        <table:table-row table:style-name="ro3">
          <table:table-cell office:value-type="float" office:value="65" table:style-name="ce3">
            <text:p>65</text:p>
          </table:table-cell>
          <table:table-cell office:value-type="string" table:style-name="ce65">
            <text:p>Sushilaben</text:p>
          </table:table-cell>
          <table:table-cell office:value-type="string" table:style-name="ce52">
            <text:p>SBI</text:p>
          </table:table-cell>
          <table:table-cell office:value-type="float" office:value="30691158910" table:style-name="ce61">
            <text:p>30691158910</text:p>
          </table:table-cell>
          <table:table-cell office:value-type="date" office:date-value="2018-08-27T00:00:00" table:style-name="ce87">
            <text:p>2018-08-27</text:p>
          </table:table-cell>
          <table:table-cell office:value-type="date" office:date-value="2023-08-27T00:00:00" table:style-name="ce87">
            <text:p>2023-08-27</text:p>
          </table:table-cell>
          <table:table-cell office:value-type="float" office:value="46692" table:style-name="ce52">
            <text:p>46692</text:p>
          </table:table-cell>
          <table:table-cell office:value-type="float" office:value="67204" table:style-name="ce52">
            <text:p>67204</text:p>
          </table:table-cell>
          <table:table-cell office:value-type="percentage" office:value="7.3499999999999996E-2" table:style-name="ce62">
            <text:p>7.35%</text:p>
          </table:table-cell>
          <table:table-cell office:value-type="string" table:style-name="ce54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66" table:style-name="ce9">
            <text:p>66</text:p>
          </table:table-cell>
          <table:table-cell office:value-type="string" table:style-name="ce65">
            <text:p>Sushilaben</text:p>
          </table:table-cell>
          <table:table-cell office:value-type="string" table:style-name="ce44">
            <text:p>Bank of Baroda</text:p>
          </table:table-cell>
          <table:table-cell office:value-type="string" table:style-name="ce45">
            <text:p>14440300015279</text:p>
          </table:table-cell>
          <table:table-cell office:value-type="date" office:date-value="2016-09-12T00:00:00" table:style-name="ce86">
            <text:p>2016-09-12</text:p>
          </table:table-cell>
          <table:table-cell office:value-type="date" office:date-value="2019-09-12T00:00:00" table:style-name="ce86">
            <text:p>2019-09-12</text:p>
          </table:table-cell>
          <table:table-cell office:value-type="float" office:value="98239" table:style-name="ce44">
            <text:p>98239</text:p>
          </table:table-cell>
          <table:table-cell office:value-type="float" office:value="123860" table:style-name="ce44">
            <text:p>123860</text:p>
          </table:table-cell>
          <table:table-cell office:value-type="percentage" office:value="7.0000000000000007E-2" table:style-name="ce63">
            <text:p>7%</text:p>
          </table:table-cell>
          <table:table-cell office:value-type="string" table:style-name="ce48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67" table:style-name="ce14">
            <text:p>67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15278</text:p>
          </table:table-cell>
          <table:table-cell office:value-type="date" office:date-value="2016-09-12T00:00:00" table:style-name="ce85">
            <text:p>2016-09-12</text:p>
          </table:table-cell>
          <table:table-cell office:value-type="date" office:date-value="2019-09-12T00:00:00" table:style-name="ce85">
            <text:p>2019-09-12</text:p>
          </table:table-cell>
          <table:table-cell office:value-type="float" office:value="87324" table:style-name="ce46">
            <text:p>87324</text:p>
          </table:table-cell>
          <table:table-cell office:value-type="float" office:value="110098" table:style-name="ce46">
            <text:p>110098</text:p>
          </table:table-cell>
          <table:table-cell office:value-type="percentage" office:value="7.0000000000000007E-2" table:style-name="ce64">
            <text:p>7%</text:p>
          </table:table-cell>
          <table:table-cell office:value-type="string" table:style-name="ce49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68" table:style-name="ce14">
            <text:p>68</text:p>
          </table:table-cell>
          <table:table-cell office:value-type="string" table:style-name="ce65">
            <text:p>Sushila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20039</text:p>
          </table:table-cell>
          <table:table-cell office:value-type="date" office:date-value="2016-09-19T00:00:00" table:style-name="ce85">
            <text:p>2016-09-19</text:p>
          </table:table-cell>
          <table:table-cell office:value-type="date" office:date-value="2019-10-04T00:00:00" table:style-name="ce85">
            <text:p>2019-10-04</text:p>
          </table:table-cell>
          <table:table-cell office:value-type="float" office:value="103148" table:style-name="ce46">
            <text:p>103148</text:p>
          </table:table-cell>
          <table:table-cell office:value-type="float" office:value="130466" table:style-name="ce46">
            <text:p>130466</text:p>
          </table:table-cell>
          <table:table-cell office:value-type="percentage" office:value="7.8E-2" table:style-name="ce55">
            <text:p>7.80%</text:p>
          </table:table-cell>
          <table:table-cell office:value-type="string" table:style-name="ce49">
            <text:p>36 Month 15 Day</text:p>
          </table:table-cell>
          <table:table-cell table:number-columns-repeated="16374"/>
        </table:table-row>
        <table:table-row table:style-name="ro3">
          <table:table-cell office:value-type="float" office:value="69" table:style-name="ce3">
            <text:p>69</text:p>
          </table:table-cell>
          <table:table-cell office:value-type="string" table:style-name="ce65">
            <text:p>Sushilaben</text:p>
          </table:table-cell>
          <table:table-cell office:value-type="string" table:style-name="ce56">
            <text:p>Bank of Baroda</text:p>
          </table:table-cell>
          <table:table-cell office:value-type="string" table:style-name="ce57">
            <text:p>14440300003593</text:p>
          </table:table-cell>
          <table:table-cell office:value-type="date" office:date-value="2017-07-21T00:00:00" table:style-name="ce88">
            <text:p>2017-07-21</text:p>
          </table:table-cell>
          <table:table-cell office:value-type="date" office:date-value="2020-07-21T00:00:00" table:style-name="ce88">
            <text:p>2020-07-21</text:p>
          </table:table-cell>
          <table:table-cell office:value-type="float" office:value="121397" table:style-name="ce56">
            <text:p>121397</text:p>
          </table:table-cell>
          <table:table-cell office:value-type="float" office:value="150599" table:style-name="ce56">
            <text:p>150599</text:p>
          </table:table-cell>
          <table:table-cell office:value-type="percentage" office:value="7.2499999999999995E-2" table:style-name="ce58">
            <text:p>7.25%</text:p>
          </table:table-cell>
          <table:table-cell office:value-type="string" table:style-name="ce59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70" table:style-name="ce9">
            <text:p>70</text:p>
          </table:table-cell>
          <table:table-cell office:value-type="string" table:style-name="ce65">
            <text:p>Sushilaben</text:p>
          </table:table-cell>
          <table:table-cell office:value-type="string" table:style-name="ce38">
            <text:p>NSC</text:p>
          </table:table-cell>
          <table:table-cell office:value-type="float" office:value="3449611363" table:style-name="ce38">
            <text:p>3449611363</text:p>
          </table:table-cell>
          <table:table-cell office:value-type="date" office:date-value="2016-12-16T00:00:00" table:style-name="ce84">
            <text:p>2016-12-16</text:p>
          </table:table-cell>
          <table:table-cell office:value-type="date" office:date-value="2021-12-16T00:00:00" table:style-name="ce84">
            <text:p>2021-12-16</text:p>
          </table:table-cell>
          <table:table-cell office:value-type="float" office:value="120000" table:style-name="ce38">
            <text:p>120000</text:p>
          </table:table-cell>
          <table:table-cell office:value-type="float" office:value="181944" table:style-name="ce38">
            <text:p>181944</text:p>
          </table:table-cell>
          <table:table-cell office:value-type="percentage" office:value="7.5999999999999998E-2" table:style-name="ce25">
            <text:p>7.60%</text:p>
          </table:table-cell>
          <table:table-cell office:value-type="string" table:style-name="ce26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71" table:style-name="ce14">
            <text:p>71</text:p>
          </table:table-cell>
          <table:table-cell office:value-type="string" table:style-name="ce65">
            <text:p>Sushilaben</text:p>
          </table:table-cell>
          <table:table-cell office:value-type="string" table:style-name="ce52">
            <text:p>NSC</text:p>
          </table:table-cell>
          <table:table-cell office:value-type="float" office:value="3914165469" table:style-name="ce52">
            <text:p>3914165469</text:p>
          </table:table-cell>
          <table:table-cell office:value-type="date" office:date-value="2018-02-01T00:00:00" table:style-name="ce87">
            <text:p>2018-02-01</text:p>
          </table:table-cell>
          <table:table-cell office:value-type="date" office:date-value="2023-02-01T00:00:00" table:style-name="ce87">
            <text:p>2023-02-01</text:p>
          </table:table-cell>
          <table:table-cell office:value-type="float" office:value="40000" table:style-name="ce52">
            <text:p>40000</text:p>
          </table:table-cell>
          <table:table-cell office:value-type="float" office:value="57693" table:style-name="ce52">
            <text:p>57693</text:p>
          </table:table-cell>
          <table:table-cell office:value-type="percentage" office:value="7.5999999999999998E-2" table:style-name="ce21">
            <text:p>7.60%</text:p>
          </table:table-cell>
          <table:table-cell office:value-type="string" table:style-name="ce22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72" table:style-name="ce14">
            <text:p>72</text:p>
          </table:table-cell>
          <table:table-cell office:value-type="string" table:style-name="ce65">
            <text:p>Viralben</text:p>
          </table:table-cell>
          <table:table-cell office:value-type="string" table:style-name="ce38">
            <text:p>Central Bank</text:p>
          </table:table-cell>
          <table:table-cell office:value-type="float" office:value="3028989852" table:style-name="ce39">
            <text:p>3028989852</text:p>
          </table:table-cell>
          <table:table-cell office:value-type="date" office:date-value="2018-08-03T00:00:00" table:style-name="ce84">
            <text:p>2018-08-03</text:p>
          </table:table-cell>
          <table:table-cell office:value-type="date" office:date-value="2019-08-03T00:00:00" table:style-name="ce84">
            <text:p>2019-08-03</text:p>
          </table:table-cell>
          <table:table-cell office:value-type="float" office:value="159350" table:style-name="ce38">
            <text:p>159350</text:p>
          </table:table-cell>
          <table:table-cell office:value-type="float" office:value="170139" table:style-name="ce38">
            <text:p>170139</text:p>
          </table:table-cell>
          <table:table-cell office:value-type="percentage" office:value="6.6000000000000003E-2" table:style-name="ce41">
            <text:p>6.60%</text:p>
          </table:table-cell>
          <table:table-cell office:value-type="string" table:style-name="ce42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3" table:style-name="ce3">
            <text:p>73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49273277" table:style-name="ce60">
            <text:p>3049273277</text:p>
          </table:table-cell>
          <table:table-cell office:value-type="date" office:date-value="2018-09-08T00:00:00" table:style-name="ce85">
            <text:p>2018-09-08</text:p>
          </table:table-cell>
          <table:table-cell office:value-type="date" office:date-value="2019-09-08T00:00:00" table:style-name="ce85">
            <text:p>2019-09-08</text:p>
          </table:table-cell>
          <table:table-cell office:value-type="float" office:value="120976" table:style-name="ce46">
            <text:p>120976</text:p>
          </table:table-cell>
          <table:table-cell office:value-type="float" office:value="129160" table:style-name="ce46">
            <text:p>129160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4" table:style-name="ce9">
            <text:p>74</text:p>
          </table:table-cell>
          <table:table-cell office:value-type="string" table:style-name="ce65">
            <text:p>Viralben</text:p>
          </table:table-cell>
          <table:table-cell office:value-type="string" table:style-name="ce67">
            <text:p>Central Bank</text:p>
          </table:table-cell>
          <table:table-cell office:value-type="float" office:value="3556395629" table:style-name="ce68">
            <text:p>3556395629</text:p>
          </table:table-cell>
          <table:table-cell office:value-type="date" office:date-value="2018-09-21T00:00:00" table:style-name="ce89">
            <text:p>2018-09-21</text:p>
          </table:table-cell>
          <table:table-cell office:value-type="date" office:date-value="2019-09-21T00:00:00" table:style-name="ce89">
            <text:p>2019-09-21</text:p>
          </table:table-cell>
          <table:table-cell office:value-type="float" office:value="70113" table:style-name="ce67">
            <text:p>70113</text:p>
          </table:table-cell>
          <table:table-cell office:value-type="float" office:value="74856" table:style-name="ce67">
            <text:p>74856</text:p>
          </table:table-cell>
          <table:table-cell office:value-type="percentage" office:value="6.6000000000000003E-2" table:style-name="ce69">
            <text:p>6.60%</text:p>
          </table:table-cell>
          <table:table-cell office:value-type="string" table:style-name="ce70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5" table:style-name="ce14">
            <text:p>75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72667796" table:style-name="ce60">
            <text:p>3072667796</text:p>
          </table:table-cell>
          <table:table-cell office:value-type="date" office:date-value="2018-09-26T00:00:00" table:style-name="ce85">
            <text:p>2018-09-26</text:p>
          </table:table-cell>
          <table:table-cell office:value-type="date" office:date-value="2019-09-26T00:00:00" table:style-name="ce85">
            <text:p>2019-09-26</text:p>
          </table:table-cell>
          <table:table-cell office:value-type="float" office:value="115821" table:style-name="ce46">
            <text:p>115821</text:p>
          </table:table-cell>
          <table:table-cell office:value-type="float" office:value="123656" table:style-name="ce46">
            <text:p>123656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6" table:style-name="ce14">
            <text:p>76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604436097" table:style-name="ce60">
            <text:p>3604436097</text:p>
          </table:table-cell>
          <table:table-cell office:value-type="date" office:date-value="2018-10-07T00:00:00" table:style-name="ce85">
            <text:p>2018-10-07</text:p>
          </table:table-cell>
          <table:table-cell office:value-type="date" office:date-value="2019-10-07T00:00:00" table:style-name="ce85">
            <text:p>2019-10-07</text:p>
          </table:table-cell>
          <table:table-cell office:value-type="float" office:value="133343" table:style-name="ce46">
            <text:p>133343</text:p>
          </table:table-cell>
          <table:table-cell office:value-type="float" office:value="142364" table:style-name="ce46">
            <text:p>142364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7" table:style-name="ce3">
            <text:p>77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604435367" table:style-name="ce60">
            <text:p>3604435367</text:p>
          </table:table-cell>
          <table:table-cell office:value-type="date" office:date-value="2018-10-07T00:00:00" table:style-name="ce85">
            <text:p>2018-10-07</text:p>
          </table:table-cell>
          <table:table-cell office:value-type="date" office:date-value="2019-10-07T00:00:00" table:style-name="ce85">
            <text:p>2019-10-07</text:p>
          </table:table-cell>
          <table:table-cell office:value-type="float" office:value="133343" table:style-name="ce46">
            <text:p>133343</text:p>
          </table:table-cell>
          <table:table-cell office:value-type="float" office:value="142364" table:style-name="ce46">
            <text:p>142364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8" table:style-name="ce9">
            <text:p>78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579034564" table:style-name="ce60">
            <text:p>3579034564</text:p>
          </table:table-cell>
          <table:table-cell office:value-type="date" office:date-value="2018-11-22T00:00:00" table:style-name="ce85">
            <text:p>2018-11-22</text:p>
          </table:table-cell>
          <table:table-cell office:value-type="date" office:date-value="2019-11-22T00:00:00" table:style-name="ce85">
            <text:p>2019-11-22</text:p>
          </table:table-cell>
          <table:table-cell office:value-type="float" office:value="115114" table:style-name="ce46">
            <text:p>115114</text:p>
          </table:table-cell>
          <table:table-cell office:value-type="float" office:value="122902" table:style-name="ce46">
            <text:p>122902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79" table:style-name="ce14">
            <text:p>79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64435936" table:style-name="ce60">
            <text:p>3064435936</text:p>
          </table:table-cell>
          <table:table-cell office:value-type="date" office:date-value="2018-12-21T00:00:00" table:style-name="ce85">
            <text:p>2018-12-21</text:p>
          </table:table-cell>
          <table:table-cell office:value-type="date" office:date-value="2019-12-21T00:00:00" table:style-name="ce85">
            <text:p>2019-12-21</text:p>
          </table:table-cell>
          <table:table-cell office:value-type="float" office:value="67277" table:style-name="ce46">
            <text:p>67277</text:p>
          </table:table-cell>
          <table:table-cell office:value-type="float" office:value="71828" table:style-name="ce46">
            <text:p>71828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0" table:style-name="ce14">
            <text:p>80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64439805" table:style-name="ce60">
            <text:p>3064439805</text:p>
          </table:table-cell>
          <table:table-cell office:value-type="date" office:date-value="2018-12-22T00:00:00" table:style-name="ce85">
            <text:p>2018-12-22</text:p>
          </table:table-cell>
          <table:table-cell office:value-type="date" office:date-value="2019-12-22T00:00:00" table:style-name="ce85">
            <text:p>2019-12-22</text:p>
          </table:table-cell>
          <table:table-cell office:value-type="float" office:value="113895" table:style-name="ce46">
            <text:p>113895</text:p>
          </table:table-cell>
          <table:table-cell office:value-type="float" office:value="121600" table:style-name="ce46">
            <text:p>121600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1" table:style-name="ce3">
            <text:p>81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51125112" table:style-name="ce60">
            <text:p>3051125112</text:p>
          </table:table-cell>
          <table:table-cell office:value-type="date" office:date-value="2019-04-26T00:00:00" table:style-name="ce85">
            <text:p>2019-04-26</text:p>
          </table:table-cell>
          <table:table-cell office:value-type="date" office:date-value="2020-04-26T00:00:00" table:style-name="ce85">
            <text:p>2020-04-26</text:p>
          </table:table-cell>
          <table:table-cell office:value-type="float" office:value="86979" table:style-name="ce46">
            <text:p>86979</text:p>
          </table:table-cell>
          <table:table-cell office:value-type="float" office:value="92909" table:style-name="ce46">
            <text:p>92909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2" table:style-name="ce9">
            <text:p>82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51125214" table:style-name="ce60">
            <text:p>3051125214</text:p>
          </table:table-cell>
          <table:table-cell office:value-type="date" office:date-value="2019-05-12T00:00:00" table:style-name="ce85">
            <text:p>2019-05-12</text:p>
          </table:table-cell>
          <table:table-cell office:value-type="date" office:date-value="2020-05-12T00:00:00" table:style-name="ce85">
            <text:p>2020-05-12</text:p>
          </table:table-cell>
          <table:table-cell office:value-type="float" office:value="87963" table:style-name="ce46">
            <text:p>87963</text:p>
          </table:table-cell>
          <table:table-cell office:value-type="float" office:value="93960" table:style-name="ce46">
            <text:p>93960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3" table:style-name="ce14">
            <text:p>83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50526753" table:style-name="ce46">
            <text:p>3050526753</text:p>
          </table:table-cell>
          <table:table-cell office:value-type="date" office:date-value="2019-05-13T00:00:00" table:style-name="ce85">
            <text:p>2019-05-13</text:p>
          </table:table-cell>
          <table:table-cell office:value-type="date" office:date-value="2020-05-13T00:00:00" table:style-name="ce85">
            <text:p>2020-05-13</text:p>
          </table:table-cell>
          <table:table-cell office:value-type="float" office:value="150000" table:style-name="ce46">
            <text:p>150000</text:p>
          </table:table-cell>
          <table:table-cell office:value-type="float" office:value="160227" table:style-name="ce46">
            <text:p>160227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4" table:style-name="ce14">
            <text:p>84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050526651" table:style-name="ce46">
            <text:p>3050526651</text:p>
          </table:table-cell>
          <table:table-cell office:value-type="date" office:date-value="2019-05-13T00:00:00" table:style-name="ce85">
            <text:p>2019-05-13</text:p>
          </table:table-cell>
          <table:table-cell office:value-type="date" office:date-value="2020-05-13T00:00:00" table:style-name="ce85">
            <text:p>2020-05-13</text:p>
          </table:table-cell>
          <table:table-cell office:value-type="float" office:value="150000" table:style-name="ce46">
            <text:p>150000</text:p>
          </table:table-cell>
          <table:table-cell office:value-type="float" office:value="160227" table:style-name="ce46">
            <text:p>160227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5" table:style-name="ce3">
            <text:p>85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Central Bank</text:p>
          </table:table-cell>
          <table:table-cell office:value-type="float" office:value="3448525553" table:style-name="ce46">
            <text:p>3448525553</text:p>
          </table:table-cell>
          <table:table-cell office:value-type="date" office:date-value="2019-05-25T00:00:00" table:style-name="ce85">
            <text:p>2019-05-25</text:p>
          </table:table-cell>
          <table:table-cell office:value-type="date" office:date-value="2020-05-25T00:00:00" table:style-name="ce85">
            <text:p>2020-05-25</text:p>
          </table:table-cell>
          <table:table-cell office:value-type="float" office:value="75371" table:style-name="ce46">
            <text:p>75371</text:p>
          </table:table-cell>
          <table:table-cell office:value-type="float" office:value="80510" table:style-name="ce46">
            <text:p>80510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86" table:style-name="ce9">
            <text:p>86</text:p>
          </table:table-cell>
          <table:table-cell office:value-type="string" table:style-name="ce65">
            <text:p>Viralben</text:p>
          </table:table-cell>
          <table:table-cell office:value-type="string" table:style-name="ce67">
            <text:p>Central Bank</text:p>
          </table:table-cell>
          <table:table-cell office:value-type="float" office:value="3691735814" table:style-name="ce68">
            <text:p>3691735814</text:p>
          </table:table-cell>
          <table:table-cell office:value-type="date" office:date-value="2019-03-15T00:00:00" table:style-name="ce89">
            <text:p>2019-03-15</text:p>
          </table:table-cell>
          <table:table-cell office:value-type="date" office:date-value="2020-09-20T00:00:00" table:style-name="ce89">
            <text:p>2020-09-20</text:p>
          </table:table-cell>
          <table:table-cell office:value-type="float" office:value="57462" table:style-name="ce67">
            <text:p>57462</text:p>
          </table:table-cell>
          <table:table-cell office:value-type="float" office:value="64048" table:style-name="ce67">
            <text:p>64048</text:p>
          </table:table-cell>
          <table:table-cell office:value-type="percentage" office:value="6.6500000000000004E-2" table:style-name="ce69">
            <text:p>6.65%</text:p>
          </table:table-cell>
          <table:table-cell office:value-type="string" table:style-name="ce70">
            <text:p>555 Days</text:p>
          </table:table-cell>
          <table:table-cell table:number-columns-repeated="16374"/>
        </table:table-row>
        <table:table-row table:style-name="ro3">
          <table:table-cell office:value-type="float" office:value="87" table:style-name="ce14">
            <text:p>87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SBI</text:p>
          </table:table-cell>
          <table:table-cell office:value-type="float" office:value="30691158068" table:style-name="ce46">
            <text:p>30691158068</text:p>
          </table:table-cell>
          <table:table-cell office:value-type="date" office:date-value="2017-05-10T00:00:00" table:style-name="ce85">
            <text:p>2017-05-10</text:p>
          </table:table-cell>
          <table:table-cell office:value-type="date" office:date-value="2020-02-04T00:00:00" table:style-name="ce85">
            <text:p>2020-02-04</text:p>
          </table:table-cell>
          <table:table-cell office:value-type="float" office:value="103755" table:style-name="ce46">
            <text:p>103755</text:p>
          </table:table-cell>
          <table:table-cell office:value-type="float" office:value="122940" table:style-name="ce46">
            <text:p>122940</text:p>
          </table:table-cell>
          <table:table-cell office:value-type="percentage" office:value="6.25E-2" table:style-name="ce55">
            <text:p>6.25%</text:p>
          </table:table-cell>
          <table:table-cell office:value-type="string" table:style-name="ce49">
            <text:p>1000 Days</text:p>
          </table:table-cell>
          <table:table-cell table:number-columns-repeated="16374"/>
        </table:table-row>
        <table:table-row table:style-name="ro3">
          <table:table-cell office:value-type="float" office:value="88" table:style-name="ce14">
            <text:p>88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SBI</text:p>
          </table:table-cell>
          <table:table-cell office:value-type="float" office:value="30169533998" table:style-name="ce60">
            <text:p>30169533998</text:p>
          </table:table-cell>
          <table:table-cell office:value-type="date" office:date-value="2018-12-06T00:00:00" table:style-name="ce85">
            <text:p>2018-12-06</text:p>
          </table:table-cell>
          <table:table-cell office:value-type="date" office:date-value="2020-06-13T00:00:00" table:style-name="ce85">
            <text:p>2020-06-13</text:p>
          </table:table-cell>
          <table:table-cell office:value-type="float" office:value="271501" table:style-name="ce46">
            <text:p>271501</text:p>
          </table:table-cell>
          <table:table-cell office:value-type="float" office:value="300790" table:style-name="ce46">
            <text:p>300790</text:p>
          </table:table-cell>
          <table:table-cell office:value-type="percentage" office:value="6.8000000000000005E-2" table:style-name="ce55">
            <text:p>6.80%</text:p>
          </table:table-cell>
          <table:table-cell office:value-type="string" table:style-name="ce49">
            <text:p>555 Days</text:p>
          </table:table-cell>
          <table:table-cell table:number-columns-repeated="16374"/>
        </table:table-row>
        <table:table-row table:style-name="ro3">
          <table:table-cell office:value-type="float" office:value="89" table:style-name="ce3">
            <text:p>89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SBI</text:p>
          </table:table-cell>
          <table:table-cell office:value-type="float" office:value="10334993878" table:style-name="ce60">
            <text:p>10334993878</text:p>
          </table:table-cell>
          <table:table-cell office:value-type="date" office:date-value="2018-11-30T00:00:00" table:style-name="ce85">
            <text:p>2018-11-30</text:p>
          </table:table-cell>
          <table:table-cell office:value-type="date" office:date-value="2020-11-30T00:00:00" table:style-name="ce85">
            <text:p>2020-11-30</text:p>
          </table:table-cell>
          <table:table-cell office:value-type="float" office:value="115927" table:style-name="ce46">
            <text:p>115927</text:p>
          </table:table-cell>
          <table:table-cell office:value-type="float" office:value="128266" table:style-name="ce46">
            <text:p>128266</text:p>
          </table:table-cell>
          <table:table-cell office:value-type="percentage" office:value="7.0999999999999994E-2" table:style-name="ce55">
            <text:p>7.10%</text:p>
          </table:table-cell>
          <table:table-cell office:value-type="string" table:style-name="ce49">
            <text:p>18 Months</text:p>
          </table:table-cell>
          <table:table-cell table:number-columns-repeated="16374"/>
        </table:table-row>
        <table:table-row table:style-name="ro3">
          <table:table-cell office:value-type="float" office:value="90" table:style-name="ce9">
            <text:p>90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SBI</text:p>
          </table:table-cell>
          <table:table-cell office:value-type="float" office:value="30192509149" table:style-name="ce60">
            <text:p>30192509149</text:p>
          </table:table-cell>
          <table:table-cell office:value-type="date" office:date-value="2016-12-26T00:00:00" table:style-name="ce85">
            <text:p>2016-12-26</text:p>
          </table:table-cell>
          <table:table-cell office:value-type="date" office:date-value="2021-12-26T00:00:00" table:style-name="ce85">
            <text:p>2021-12-26</text:p>
          </table:table-cell>
          <table:table-cell office:value-type="float" office:value="67881" table:style-name="ce46">
            <text:p>67881</text:p>
          </table:table-cell>
          <table:table-cell office:value-type="float" office:value="93721" table:style-name="ce46">
            <text:p>93721</text:p>
          </table:table-cell>
          <table:table-cell office:value-type="percentage" office:value="6.5000000000000002E-2" table:style-name="ce55">
            <text:p>6.50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91" table:style-name="ce14">
            <text:p>91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Dena Bank</text:p>
          </table:table-cell>
          <table:table-cell office:value-type="string" table:style-name="ce60">
            <text:p>003666004357</text:p>
          </table:table-cell>
          <table:table-cell office:value-type="date" office:date-value="2016-11-17T00:00:00" table:style-name="ce85">
            <text:p>2016-11-17</text:p>
          </table:table-cell>
          <table:table-cell office:value-type="date" office:date-value="2019-11-17T00:00:00" table:style-name="ce85">
            <text:p>2019-11-17</text:p>
          </table:table-cell>
          <table:table-cell office:value-type="float" office:value="92911" table:style-name="ce46">
            <text:p>92911</text:p>
          </table:table-cell>
          <table:table-cell office:value-type="float" office:value="115260" table:style-name="ce46">
            <text:p>115260</text:p>
          </table:table-cell>
          <table:table-cell office:value-type="percentage" office:value="7.2499999999999995E-2" table:style-name="ce55">
            <text:p>7.25%</text:p>
          </table:table-cell>
          <table:table-cell office:value-type="string" table:style-name="ce49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92" table:style-name="ce14">
            <text:p>92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Dena Bank</text:p>
          </table:table-cell>
          <table:table-cell office:value-type="string" table:style-name="ce60">
            <text:p>003666004358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0-10-27T00:00:00" table:style-name="ce85">
            <text:p>2020-10-27</text:p>
          </table:table-cell>
          <table:table-cell office:value-type="float" office:value="109773" table:style-name="ce46">
            <text:p>109773</text:p>
          </table:table-cell>
          <table:table-cell office:value-type="float" office:value="124807" table:style-name="ce46">
            <text:p>124807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23 Months</text:p>
          </table:table-cell>
          <table:table-cell table:number-columns-repeated="16374"/>
        </table:table-row>
        <table:table-row table:style-name="ro3">
          <table:table-cell office:value-type="float" office:value="93" table:style-name="ce3">
            <text:p>93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51907</text:p>
          </table:table-cell>
          <table:table-cell office:value-type="date" office:date-value="2016-09-19T00:00:00" table:style-name="ce85">
            <text:p>2016-09-19</text:p>
          </table:table-cell>
          <table:table-cell office:value-type="date" office:date-value="2019-09-19T00:00:00" table:style-name="ce85">
            <text:p>2019-09-19</text:p>
          </table:table-cell>
          <table:table-cell office:value-type="float" office:value="103738" table:style-name="ce46">
            <text:p>103738</text:p>
          </table:table-cell>
          <table:table-cell office:value-type="float" office:value="128882" table:style-name="ce46">
            <text:p>128882</text:p>
          </table:table-cell>
          <table:table-cell office:value-type="percentage" office:value="7.2999999999999995E-2" table:style-name="ce55">
            <text:p>7.30%</text:p>
          </table:table-cell>
          <table:table-cell office:value-type="string" table:style-name="ce49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94" table:style-name="ce9">
            <text:p>94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03803</text:p>
          </table:table-cell>
          <table:table-cell office:value-type="date" office:date-value="2016-10-14T00:00:00" table:style-name="ce85">
            <text:p>2016-10-14</text:p>
          </table:table-cell>
          <table:table-cell office:value-type="date" office:date-value="2019-10-14T00:00:00" table:style-name="ce85">
            <text:p>2019-10-14</text:p>
          </table:table-cell>
          <table:table-cell office:value-type="float" office:value="84947" table:style-name="ce46">
            <text:p>84947</text:p>
          </table:table-cell>
          <table:table-cell office:value-type="float" office:value="105536" table:style-name="ce46">
            <text:p>105536</text:p>
          </table:table-cell>
          <table:table-cell office:value-type="percentage" office:value="7.2999999999999995E-2" table:style-name="ce55">
            <text:p>7.30%</text:p>
          </table:table-cell>
          <table:table-cell office:value-type="string" table:style-name="ce49">
            <text:p>3 Years</text:p>
          </table:table-cell>
          <table:table-cell table:number-columns-repeated="16374"/>
        </table:table-row>
        <table:table-row table:style-name="ro3">
          <table:table-cell office:value-type="float" office:value="95" table:style-name="ce14">
            <text:p>95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16628</text:p>
          </table:table-cell>
          <table:table-cell office:value-type="date" office:date-value="2018-11-28T00:00:00" table:style-name="ce85">
            <text:p>2018-11-28</text:p>
          </table:table-cell>
          <table:table-cell office:value-type="date" office:date-value="2019-11-28T00:00:00" table:style-name="ce85">
            <text:p>2019-11-28</text:p>
          </table:table-cell>
          <table:table-cell office:value-type="float" office:value="102818" table:style-name="ce46">
            <text:p>102818</text:p>
          </table:table-cell>
          <table:table-cell office:value-type="float" office:value="109882" table:style-name="ce46">
            <text:p>109882</text:p>
          </table:table-cell>
          <table:table-cell office:value-type="percentage" office:value="6.7000000000000004E-2" table:style-name="ce55">
            <text:p>6.7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96" table:style-name="ce14">
            <text:p>96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Bank of Baroda</text:p>
          </table:table-cell>
          <table:table-cell office:value-type="string" table:style-name="ce60">
            <text:p>14440300028496</text:p>
          </table:table-cell>
          <table:table-cell office:value-type="date" office:date-value="2019-06-14T00:00:00" table:style-name="ce85">
            <text:p>2019-06-14</text:p>
          </table:table-cell>
          <table:table-cell office:value-type="date" office:date-value="2020-08-31T00:00:00" table:style-name="ce85">
            <text:p>2020-08-31</text:p>
          </table:table-cell>
          <table:table-cell office:value-type="float" office:value="60659" table:style-name="ce46">
            <text:p>60659</text:p>
          </table:table-cell>
          <table:table-cell office:value-type="float" office:value="65988" table:style-name="ce46">
            <text:p>65988</text:p>
          </table:table-cell>
          <table:table-cell office:value-type="percentage" office:value="7.0000000000000007E-2" table:style-name="ce64">
            <text:p>7%</text:p>
          </table:table-cell>
          <table:table-cell office:value-type="string" table:style-name="ce49">
            <text:p>444 Days</text:p>
          </table:table-cell>
          <table:table-cell table:number-columns-repeated="16374"/>
        </table:table-row>
        <table:table-row table:style-name="ro3">
          <table:table-cell office:value-type="float" office:value="97" table:style-name="ce3">
            <text:p>97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NSC</text:p>
          </table:table-cell>
          <table:table-cell office:value-type="string" table:style-name="ce46">
            <text:p>8824/40EF-925257, 258</text:p>
          </table:table-cell>
          <table:table-cell office:value-type="date" office:date-value="2014-11-07T00:00:00" table:style-name="ce85">
            <text:p>2014-11-07</text:p>
          </table:table-cell>
          <table:table-cell office:value-type="date" office:date-value="2019-11-07T00:00:00" table:style-name="ce85">
            <text:p>2019-11-07</text:p>
          </table:table-cell>
          <table:table-cell office:value-type="float" office:value="20000" table:style-name="ce46">
            <text:p>20000</text:p>
          </table:table-cell>
          <table:table-cell office:value-type="float" office:value="30324" table:style-name="ce46">
            <text:p>30324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98" table:style-name="ce9">
            <text:p>98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NSC</text:p>
          </table:table-cell>
          <table:table-cell office:value-type="float" office:value="3616566557" table:style-name="ce60">
            <text:p>3616566557</text:p>
          </table:table-cell>
          <table:table-cell office:value-type="date" office:date-value="2017-04-04T00:00:00" table:style-name="ce85">
            <text:p>2017-04-04</text:p>
          </table:table-cell>
          <table:table-cell office:value-type="date" office:date-value="2022-04-04T00:00:00" table:style-name="ce85">
            <text:p>2022-04-04</text:p>
          </table:table-cell>
          <table:table-cell office:value-type="float" office:value="160000" table:style-name="ce46">
            <text:p>160000</text:p>
          </table:table-cell>
          <table:table-cell office:value-type="float" office:value="242500" table:style-name="ce46">
            <text:p>242500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99" table:style-name="ce14">
            <text:p>99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NSC</text:p>
          </table:table-cell>
          <table:table-cell office:value-type="float" office:value="3897898286" table:style-name="ce46">
            <text:p>3897898286</text:p>
          </table:table-cell>
          <table:table-cell office:value-type="date" office:date-value="2018-01-20T00:00:00" table:style-name="ce85">
            <text:p>2018-01-20</text:p>
          </table:table-cell>
          <table:table-cell office:value-type="date" office:date-value="2023-01-20T00:00:00" table:style-name="ce85">
            <text:p>2023-01-20</text:p>
          </table:table-cell>
          <table:table-cell office:value-type="float" office:value="60000" table:style-name="ce46">
            <text:p>60000</text:p>
          </table:table-cell>
          <table:table-cell office:value-type="float" office:value="86539" table:style-name="ce46">
            <text:p>86539</text:p>
          </table:table-cell>
          <table:table-cell office:value-type="percentage" office:value="7.5999999999999998E-2" table:style-name="ce17">
            <text:p>7.60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100" table:style-name="ce14">
            <text:p>100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Post Office - FD</text:p>
          </table:table-cell>
          <table:table-cell office:value-type="float" office:value="3530192580" table:style-name="ce46">
            <text:p>3530192580</text:p>
          </table:table-cell>
          <table:table-cell office:value-type="date" office:date-value="2017-02-18T00:00:00" table:style-name="ce85">
            <text:p>2017-02-18</text:p>
          </table:table-cell>
          <table:table-cell office:value-type="date" office:date-value="2022-02-18T00:00:00" table:style-name="ce85">
            <text:p>2022-02-18</text:p>
          </table:table-cell>
          <table:table-cell office:value-type="float" office:value="300000" table:style-name="ce46">
            <text:p>300000</text:p>
          </table:table-cell>
          <table:table-cell office:value-type="float" office:value="300000" table:style-name="ce46">
            <text:p>300000</text:p>
          </table:table-cell>
          <table:table-cell office:value-type="percentage" office:value="7.8E-2" table:style-name="ce17">
            <text:p>7.80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101" table:style-name="ce3">
            <text:p>101</text:p>
          </table:table-cell>
          <table:table-cell office:value-type="string" table:style-name="ce65">
            <text:p>Viralben</text:p>
          </table:table-cell>
          <table:table-cell office:value-type="string" table:style-name="ce46">
            <text:p>Post Office - FD</text:p>
          </table:table-cell>
          <table:table-cell office:value-type="float" office:value="4210767760" table:style-name="ce46">
            <text:p>4210767760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3-11-27T00:00:00" table:style-name="ce85">
            <text:p>2023-11-27</text:p>
          </table:table-cell>
          <table:table-cell office:value-type="float" office:value="300000" table:style-name="ce46">
            <text:p>300000</text:p>
          </table:table-cell>
          <table:table-cell office:value-type="float" office:value="300000" table:style-name="ce46">
            <text:p>300000</text:p>
          </table:table-cell>
          <table:table-cell office:value-type="percentage" office:value="7.8E-2" table:style-name="ce17">
            <text:p>7.80%</text:p>
          </table:table-cell>
          <table:table-cell office:value-type="string" table:style-name="ce49">
            <text:p>5 Years</text:p>
          </table:table-cell>
          <table:table-cell table:number-columns-repeated="16374"/>
        </table:table-row>
        <table:table-row table:style-name="ro3">
          <table:table-cell office:value-type="float" office:value="102" table:style-name="ce9">
            <text:p>102</text:p>
          </table:table-cell>
          <table:table-cell office:value-type="string" table:style-name="ce65">
            <text:p>Ekta</text:p>
          </table:table-cell>
          <table:table-cell office:value-type="string" table:style-name="ce71">
            <text:p>Central Bank</text:p>
          </table:table-cell>
          <table:table-cell office:value-type="float" office:value="3584422073" table:style-name="ce72">
            <text:p>3584422073</text:p>
          </table:table-cell>
          <table:table-cell office:value-type="date" office:date-value="2016-12-23T00:00:00" table:style-name="ce90">
            <text:p>2016-12-23</text:p>
          </table:table-cell>
          <table:table-cell office:value-type="date" office:date-value="2019-02-08T00:00:00" table:style-name="ce90">
            <text:p>2019-02-08</text:p>
          </table:table-cell>
          <table:table-cell office:value-type="float" office:value="120000" table:style-name="ce71">
            <text:p>120000</text:p>
          </table:table-cell>
          <table:table-cell office:value-type="float" office:value="139108" table:style-name="ce71">
            <text:p>139108</text:p>
          </table:table-cell>
          <table:table-cell office:value-type="percentage" office:value="7.0000000000000007E-2" table:style-name="ce73">
            <text:p>7.00%</text:p>
          </table:table-cell>
          <table:table-cell office:value-type="string" table:style-name="ce74">
            <text:p>777 Days</text:p>
          </table:table-cell>
          <table:table-cell table:number-columns-repeated="16374"/>
        </table:table-row>
        <table:table-row table:style-name="ro3">
          <table:table-cell office:value-type="float" office:value="103" table:style-name="ce14">
            <text:p>103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20632785" table:style-name="ce60">
            <text:p>3020632785</text:p>
          </table:table-cell>
          <table:table-cell office:value-type="date" office:date-value="2018-08-25T00:00:00" table:style-name="ce85">
            <text:p>2018-08-25</text:p>
          </table:table-cell>
          <table:table-cell office:value-type="date" office:date-value="2019-08-25T00:00:00" table:style-name="ce85">
            <text:p>2019-08-25</text:p>
          </table:table-cell>
          <table:table-cell office:value-type="float" office:value="100130" table:style-name="ce46">
            <text:p>100130</text:p>
          </table:table-cell>
          <table:table-cell office:value-type="float" office:value="106904" table:style-name="ce46">
            <text:p>106904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4" table:style-name="ce14">
            <text:p>104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122985181" table:style-name="ce60">
            <text:p>3122985181</text:p>
          </table:table-cell>
          <table:table-cell office:value-type="date" office:date-value="2018-08-30T00:00:00" table:style-name="ce85">
            <text:p>2018-08-30</text:p>
          </table:table-cell>
          <table:table-cell office:value-type="date" office:date-value="2019-08-30T00:00:00" table:style-name="ce85">
            <text:p>2019-08-30</text:p>
          </table:table-cell>
          <table:table-cell office:value-type="float" office:value="145868" table:style-name="ce46">
            <text:p>145868</text:p>
          </table:table-cell>
          <table:table-cell office:value-type="float" office:value="155736" table:style-name="ce46">
            <text:p>155736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5" table:style-name="ce3">
            <text:p>105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28989591" table:style-name="ce60">
            <text:p>3028989591</text:p>
          </table:table-cell>
          <table:table-cell office:value-type="date" office:date-value="2018-08-05T00:00:00" table:style-name="ce85">
            <text:p>2018-08-05</text:p>
          </table:table-cell>
          <table:table-cell office:value-type="date" office:date-value="2019-08-05T00:00:00" table:style-name="ce85">
            <text:p>2019-08-05</text:p>
          </table:table-cell>
          <table:table-cell office:value-type="float" office:value="118742" table:style-name="ce46">
            <text:p>118742</text:p>
          </table:table-cell>
          <table:table-cell office:value-type="float" office:value="126775" table:style-name="ce46">
            <text:p>126775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6" table:style-name="ce9">
            <text:p>106</text:p>
          </table:table-cell>
          <table:table-cell office:value-type="string" table:style-name="ce65">
            <text:p>Ekta</text:p>
          </table:table-cell>
          <table:table-cell office:value-type="string" table:style-name="ce67">
            <text:p>Central Bank</text:p>
          </table:table-cell>
          <table:table-cell office:value-type="float" office:value="3062534393" table:style-name="ce68">
            <text:p>3062534393</text:p>
          </table:table-cell>
          <table:table-cell office:value-type="date" office:date-value="2018-10-23T00:00:00" table:style-name="ce89">
            <text:p>2018-10-23</text:p>
          </table:table-cell>
          <table:table-cell office:value-type="date" office:date-value="2019-11-23T00:00:00" table:style-name="ce89">
            <text:p>2019-11-23</text:p>
          </table:table-cell>
          <table:table-cell office:value-type="float" office:value="105929" table:style-name="ce67">
            <text:p>105929</text:p>
          </table:table-cell>
          <table:table-cell office:value-type="float" office:value="113095" table:style-name="ce67">
            <text:p>113095</text:p>
          </table:table-cell>
          <table:table-cell office:value-type="percentage" office:value="6.6000000000000003E-2" table:style-name="ce69">
            <text:p>6.60%</text:p>
          </table:table-cell>
          <table:table-cell office:value-type="string" table:style-name="ce70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7" table:style-name="ce14">
            <text:p>107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50463967" table:style-name="ce60">
            <text:p>3050463967</text:p>
          </table:table-cell>
          <table:table-cell office:value-type="date" office:date-value="2018-11-10T00:00:00" table:style-name="ce89">
            <text:p>2018-11-10</text:p>
          </table:table-cell>
          <table:table-cell office:value-type="date" office:date-value="2019-11-10T00:00:00" table:style-name="ce89">
            <text:p>2019-11-10</text:p>
          </table:table-cell>
          <table:table-cell office:value-type="float" office:value="111917" table:style-name="ce46">
            <text:p>111917</text:p>
          </table:table-cell>
          <table:table-cell office:value-type="float" office:value="119488" table:style-name="ce46">
            <text:p>119488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8" table:style-name="ce14">
            <text:p>108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579034698" table:style-name="ce60">
            <text:p>3579034698</text:p>
          </table:table-cell>
          <table:table-cell office:value-type="date" office:date-value="2018-11-22T00:00:00" table:style-name="ce85">
            <text:p>2018-11-22</text:p>
          </table:table-cell>
          <table:table-cell office:value-type="date" office:date-value="2019-11-22T00:00:00" table:style-name="ce85">
            <text:p>2019-11-22</text:p>
          </table:table-cell>
          <table:table-cell office:value-type="float" office:value="115114" table:style-name="ce46">
            <text:p>115114</text:p>
          </table:table-cell>
          <table:table-cell office:value-type="float" office:value="122902" table:style-name="ce46">
            <text:p>122902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09" table:style-name="ce3">
            <text:p>109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64435754" table:style-name="ce60">
            <text:p>3064435754</text:p>
          </table:table-cell>
          <table:table-cell office:value-type="date" office:date-value="2018-12-22T00:00:00" table:style-name="ce85">
            <text:p>2018-12-22</text:p>
          </table:table-cell>
          <table:table-cell office:value-type="date" office:date-value="2019-12-22T00:00:00" table:style-name="ce85">
            <text:p>2019-12-22</text:p>
          </table:table-cell>
          <table:table-cell office:value-type="float" office:value="109465" table:style-name="ce46">
            <text:p>109465</text:p>
          </table:table-cell>
          <table:table-cell office:value-type="float" office:value="116870" table:style-name="ce46">
            <text:p>116870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10" table:style-name="ce9">
            <text:p>110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64435834" table:style-name="ce60">
            <text:p>3064435834</text:p>
          </table:table-cell>
          <table:table-cell office:value-type="date" office:date-value="2018-12-22T00:00:00" table:style-name="ce85">
            <text:p>2018-12-22</text:p>
          </table:table-cell>
          <table:table-cell office:value-type="date" office:date-value="2019-12-22T00:00:00" table:style-name="ce85">
            <text:p>2019-12-22</text:p>
          </table:table-cell>
          <table:table-cell office:value-type="float" office:value="69901" table:style-name="ce46">
            <text:p>69901</text:p>
          </table:table-cell>
          <table:table-cell office:value-type="float" office:value="74310" table:style-name="ce46">
            <text:p>74310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11" table:style-name="ce14">
            <text:p>111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064422562" table:style-name="ce60">
            <text:p>3064422562</text:p>
          </table:table-cell>
          <table:table-cell office:value-type="date" office:date-value="2019-02-08T00:00:00" table:style-name="ce85">
            <text:p>2019-02-08</text:p>
          </table:table-cell>
          <table:table-cell office:value-type="date" office:date-value="2020-02-08T00:00:00" table:style-name="ce85">
            <text:p>2020-02-08</text:p>
          </table:table-cell>
          <table:table-cell office:value-type="float" office:value="115924" table:style-name="ce46">
            <text:p>115924</text:p>
          </table:table-cell>
          <table:table-cell office:value-type="float" office:value="123827" table:style-name="ce46">
            <text:p>123827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12" table:style-name="ce14">
            <text:p>112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591735881" table:style-name="ce60">
            <text:p>3591735881</text:p>
          </table:table-cell>
          <table:table-cell office:value-type="date" office:date-value="2019-03-15T00:00:00" table:style-name="ce85">
            <text:p>2019-03-15</text:p>
          </table:table-cell>
          <table:table-cell office:value-type="date" office:date-value="2020-09-20T00:00:00" table:style-name="ce85">
            <text:p>2020-09-20</text:p>
          </table:table-cell>
          <table:table-cell office:value-type="float" office:value="57962" table:style-name="ce46">
            <text:p>57962</text:p>
          </table:table-cell>
          <table:table-cell office:value-type="float" office:value="64048" table:style-name="ce46">
            <text:p>64048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555Days</text:p>
          </table:table-cell>
          <table:table-cell table:number-columns-repeated="16374"/>
        </table:table-row>
        <table:table-row table:style-name="ro3">
          <table:table-cell office:value-type="float" office:value="113" table:style-name="ce3">
            <text:p>113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257249044" table:style-name="ce46">
            <text:p>3257249044</text:p>
          </table:table-cell>
          <table:table-cell office:value-type="date" office:date-value="2019-03-01T00:00:00" table:style-name="ce85">
            <text:p>2019-03-01</text:p>
          </table:table-cell>
          <table:table-cell office:value-type="date" office:date-value="2020-09-06T00:00:00" table:style-name="ce85">
            <text:p>2020-09-06</text:p>
          </table:table-cell>
          <table:table-cell office:value-type="float" office:value="160849" table:style-name="ce46">
            <text:p>160849</text:p>
          </table:table-cell>
          <table:table-cell office:value-type="float" office:value="177737" table:style-name="ce46">
            <text:p>177737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555Days</text:p>
          </table:table-cell>
          <table:table-cell table:number-columns-repeated="16374"/>
        </table:table-row>
        <table:table-row table:style-name="ro3">
          <table:table-cell office:value-type="float" office:value="114" table:style-name="ce9">
            <text:p>114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262554380" table:style-name="ce46">
            <text:p>3262554380</text:p>
          </table:table-cell>
          <table:table-cell office:value-type="date" office:date-value="2019-09-29T00:00:00" table:style-name="ce85">
            <text:p>2019-09-29</text:p>
          </table:table-cell>
          <table:table-cell office:value-type="date" office:date-value="2020-10-04T00:00:00" table:style-name="ce85">
            <text:p>2020-10-04</text:p>
          </table:table-cell>
          <table:table-cell office:value-type="float" office:value="80445" table:style-name="ce46">
            <text:p>80445</text:p>
          </table:table-cell>
          <table:table-cell office:value-type="float" office:value="88891" table:style-name="ce46">
            <text:p>88891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555Days</text:p>
          </table:table-cell>
          <table:table-cell table:number-columns-repeated="16374"/>
        </table:table-row>
        <table:table-row table:style-name="ro3">
          <table:table-cell office:value-type="float" office:value="115" table:style-name="ce14">
            <text:p>115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596969745" table:style-name="ce46">
            <text:p>3596969745</text:p>
          </table:table-cell>
          <table:table-cell office:value-type="date" office:date-value="2019-07-09T00:00:00" table:style-name="ce85">
            <text:p>2019-07-09</text:p>
          </table:table-cell>
          <table:table-cell office:value-type="date" office:date-value="2020-10-15T00:00:00" table:style-name="ce85">
            <text:p>2020-10-15</text:p>
          </table:table-cell>
          <table:table-cell office:value-type="float" office:value="173886" table:style-name="ce46">
            <text:p>173886</text:p>
          </table:table-cell>
          <table:table-cell office:value-type="float" office:value="192178" table:style-name="ce46">
            <text:p>192178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555Days</text:p>
          </table:table-cell>
          <table:table-cell table:number-columns-repeated="16374"/>
        </table:table-row>
        <table:table-row table:style-name="ro3">
          <table:table-cell office:value-type="float" office:value="116" table:style-name="ce14">
            <text:p>116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750528911" table:style-name="ce60">
            <text:p>3750528911</text:p>
          </table:table-cell>
          <table:table-cell office:value-type="date" office:date-value="2019-05-13T00:00:00" table:style-name="ce85">
            <text:p>2019-05-13</text:p>
          </table:table-cell>
          <table:table-cell office:value-type="date" office:date-value="2020-05-13T00:00:00" table:style-name="ce85">
            <text:p>2020-05-13</text:p>
          </table:table-cell>
          <table:table-cell office:value-type="float" office:value="200000" table:style-name="ce46">
            <text:p>200000</text:p>
          </table:table-cell>
          <table:table-cell office:value-type="float" office:value="213635" table:style-name="ce46">
            <text:p>213635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17" table:style-name="ce3">
            <text:p>117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Central Bank</text:p>
          </table:table-cell>
          <table:table-cell office:value-type="float" office:value="3750528401" table:style-name="ce46">
            <text:p>3750528401</text:p>
          </table:table-cell>
          <table:table-cell office:value-type="date" office:date-value="2019-05-13T00:00:00" table:style-name="ce85">
            <text:p>2019-05-13</text:p>
          </table:table-cell>
          <table:table-cell office:value-type="date" office:date-value="2020-05-13T00:00:00" table:style-name="ce85">
            <text:p>2020-05-13</text:p>
          </table:table-cell>
          <table:table-cell office:value-type="float" office:value="200000" table:style-name="ce46">
            <text:p>200000</text:p>
          </table:table-cell>
          <table:table-cell office:value-type="float" office:value="213635" table:style-name="ce46">
            <text:p>213635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18" table:style-name="ce9">
            <text:p>118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SBI</text:p>
          </table:table-cell>
          <table:table-cell office:value-type="float" office:value="30187689219" table:style-name="ce46">
            <text:p>30187689219</text:p>
          </table:table-cell>
          <table:table-cell office:value-type="date" office:date-value="2016-12-17T00:00:00" table:style-name="ce85">
            <text:p>2016-12-17</text:p>
          </table:table-cell>
          <table:table-cell office:value-type="date" office:date-value="2021-12-18T00:00:00" table:style-name="ce85">
            <text:p>2021-12-18</text:p>
          </table:table-cell>
          <table:table-cell office:value-type="float" office:value="90888" table:style-name="ce46">
            <text:p>90888</text:p>
          </table:table-cell>
          <table:table-cell office:value-type="float" office:value="125486" table:style-name="ce46">
            <text:p>125486</text:p>
          </table:table-cell>
          <table:table-cell office:value-type="percentage" office:value="6.5000000000000002E-2" table:style-name="ce55">
            <text:p>6.50%</text:p>
          </table:table-cell>
          <table:table-cell office:value-type="string" table:style-name="ce49">
            <text:p>1827Days</text:p>
          </table:table-cell>
          <table:table-cell table:number-columns-repeated="16374"/>
        </table:table-row>
        <table:table-row table:style-name="ro3">
          <table:table-cell office:value-type="float" office:value="119" table:style-name="ce14">
            <text:p>119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SBI</text:p>
          </table:table-cell>
          <table:table-cell office:value-type="float" office:value="30196667737" table:style-name="ce60">
            <text:p>30196667737</text:p>
          </table:table-cell>
          <table:table-cell office:value-type="date" office:date-value="2016-12-18T00:00:00" table:style-name="ce85">
            <text:p>2016-12-18</text:p>
          </table:table-cell>
          <table:table-cell office:value-type="date" office:date-value="2019-09-14T00:00:00" table:style-name="ce85">
            <text:p>2019-09-14</text:p>
          </table:table-cell>
          <table:table-cell office:value-type="float" office:value="82724" table:style-name="ce46">
            <text:p>82724</text:p>
          </table:table-cell>
          <table:table-cell office:value-type="float" office:value="99653" table:style-name="ce46">
            <text:p>99653</text:p>
          </table:table-cell>
          <table:table-cell office:value-type="percentage" office:value="6.8500000000000005E-2" table:style-name="ce55">
            <text:p>6.85%</text:p>
          </table:table-cell>
          <table:table-cell office:value-type="string" table:style-name="ce49">
            <text:p>1000 Days</text:p>
          </table:table-cell>
          <table:table-cell table:number-columns-repeated="16374"/>
        </table:table-row>
        <table:table-row table:style-name="ro3">
          <table:table-cell office:value-type="float" office:value="120" table:style-name="ce14">
            <text:p>120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SBI</text:p>
          </table:table-cell>
          <table:table-cell office:value-type="float" office:value="30169533148" table:style-name="ce60">
            <text:p>30169533148</text:p>
          </table:table-cell>
          <table:table-cell office:value-type="date" office:date-value="2019-01-20T00:00:00" table:style-name="ce85">
            <text:p>2019-01-20</text:p>
          </table:table-cell>
          <table:table-cell office:value-type="date" office:date-value="2020-01-14T00:00:00" table:style-name="ce85">
            <text:p>2020-01-14</text:p>
          </table:table-cell>
          <table:table-cell office:value-type="float" office:value="274326" table:style-name="ce46">
            <text:p>274326</text:p>
          </table:table-cell>
          <table:table-cell office:value-type="float" office:value="303920" table:style-name="ce46">
            <text:p>303920</text:p>
          </table:table-cell>
          <table:table-cell office:value-type="percentage" office:value="6.8000000000000005E-2" table:style-name="ce55">
            <text:p>6.80%</text:p>
          </table:table-cell>
          <table:table-cell office:value-type="string" table:style-name="ce49">
            <text:p>555Days</text:p>
          </table:table-cell>
          <table:table-cell table:number-columns-repeated="16374"/>
        </table:table-row>
        <table:table-row table:style-name="ro3">
          <table:table-cell office:value-type="float" office:value="121" table:style-name="ce3">
            <text:p>121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SBI</text:p>
          </table:table-cell>
          <table:table-cell office:value-type="float" office:value="10424341480" table:style-name="ce60">
            <text:p>10424341480</text:p>
          </table:table-cell>
          <table:table-cell office:value-type="date" office:date-value="2018-12-06T00:00:00" table:style-name="ce85">
            <text:p>2018-12-06</text:p>
          </table:table-cell>
          <table:table-cell office:value-type="date" office:date-value="2020-06-13T00:00:00" table:style-name="ce85">
            <text:p>2020-06-13</text:p>
          </table:table-cell>
          <table:table-cell office:value-type="float" office:value="107129" table:style-name="ce46">
            <text:p>107129</text:p>
          </table:table-cell>
          <table:table-cell office:value-type="float" office:value="114042" table:style-name="ce46">
            <text:p>114042</text:p>
          </table:table-cell>
          <table:table-cell office:value-type="percentage" office:value="6.4000000000000001E-2" table:style-name="ce55">
            <text:p>6.40%</text:p>
          </table:table-cell>
          <table:table-cell office:value-type="string" table:style-name="ce49">
            <text:p>11manth25 Days</text:p>
          </table:table-cell>
          <table:table-cell table:number-columns-repeated="16374"/>
        </table:table-row>
        <table:table-row table:style-name="ro3">
          <table:table-cell office:value-type="float" office:value="122" table:style-name="ce9">
            <text:p>122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SBI</text:p>
          </table:table-cell>
          <table:table-cell office:value-type="float" office:value="31502041673" table:style-name="ce60">
            <text:p>31502041673</text:p>
          </table:table-cell>
          <table:table-cell office:value-type="date" office:date-value="2019-02-02T00:00:00" table:style-name="ce85">
            <text:p>2019-02-02</text:p>
          </table:table-cell>
          <table:table-cell office:value-type="date" office:date-value="2021-10-29T00:00:00" table:style-name="ce85">
            <text:p>2021-10-29</text:p>
          </table:table-cell>
          <table:table-cell office:value-type="float" office:value="89953" table:style-name="ce46">
            <text:p>89953</text:p>
          </table:table-cell>
          <table:table-cell office:value-type="float" office:value="108215" table:style-name="ce46">
            <text:p>108215</text:p>
          </table:table-cell>
          <table:table-cell office:value-type="percentage" office:value="6.8000000000000005E-2" table:style-name="ce55">
            <text:p>6.80%</text:p>
          </table:table-cell>
          <table:table-cell office:value-type="string" table:style-name="ce49">
            <text:p>1000 Days</text:p>
          </table:table-cell>
          <table:table-cell table:number-columns-repeated="16374"/>
        </table:table-row>
        <table:table-row table:style-name="ro3">
          <table:table-cell office:value-type="float" office:value="123" table:style-name="ce14">
            <text:p>123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Bank of Baroda</text:p>
          </table:table-cell>
          <table:table-cell office:value-type="string" table:style-name="ce46">
            <text:p>14 440300012962</text:p>
          </table:table-cell>
          <table:table-cell office:value-type="date" office:date-value="2017-07-27T00:00:00" table:style-name="ce85">
            <text:p>2017-07-27</text:p>
          </table:table-cell>
          <table:table-cell office:value-type="date" office:date-value="2020-07-29T00:00:00" table:style-name="ce85">
            <text:p>2020-07-29</text:p>
          </table:table-cell>
          <table:table-cell office:value-type="float" office:value="73202" table:style-name="ce46">
            <text:p>73202</text:p>
          </table:table-cell>
          <table:table-cell office:value-type="float" office:value="89482" table:style-name="ce46">
            <text:p>89482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36 Month</text:p>
          </table:table-cell>
          <table:table-cell table:number-columns-repeated="16374"/>
        </table:table-row>
        <table:table-row table:style-name="ro3">
          <table:table-cell office:value-type="float" office:value="124" table:style-name="ce14">
            <text:p>124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Bank of Baroda</text:p>
          </table:table-cell>
          <table:table-cell office:value-type="string" table:style-name="ce46">
            <text:p>1 4440300028493</text:p>
          </table:table-cell>
          <table:table-cell office:value-type="date" office:date-value="2019-06-14T00:00:00" table:style-name="ce85">
            <text:p>2019-06-14</text:p>
          </table:table-cell>
          <table:table-cell office:value-type="date" office:date-value="2020-08-31T00:00:00" table:style-name="ce85">
            <text:p>2020-08-31</text:p>
          </table:table-cell>
          <table:table-cell office:value-type="float" office:value="60686" table:style-name="ce46">
            <text:p>60686</text:p>
          </table:table-cell>
          <table:table-cell office:value-type="float" office:value="66017" table:style-name="ce46">
            <text:p>66017</text:p>
          </table:table-cell>
          <table:table-cell office:value-type="percentage" office:value="7.0000000000000007E-2" table:style-name="ce55">
            <text:p>7.00%</text:p>
          </table:table-cell>
          <table:table-cell office:value-type="string" table:style-name="ce49">
            <text:p>444Days</text:p>
          </table:table-cell>
          <table:table-cell table:number-columns-repeated="16374"/>
        </table:table-row>
        <table:table-row table:style-name="ro3">
          <table:table-cell office:value-type="float" office:value="125" table:style-name="ce3">
            <text:p>125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Bank of Baroda</text:p>
          </table:table-cell>
          <table:table-cell office:value-type="string" table:style-name="ce46">
            <text:p>1 4440300028494</text:p>
          </table:table-cell>
          <table:table-cell office:value-type="date" office:date-value="2019-06-14T00:00:00" table:style-name="ce85">
            <text:p>2019-06-14</text:p>
          </table:table-cell>
          <table:table-cell office:value-type="date" office:date-value="2020-08-31T00:00:00" table:style-name="ce85">
            <text:p>2020-08-31</text:p>
          </table:table-cell>
          <table:table-cell office:value-type="float" office:value="129128" table:style-name="ce46">
            <text:p>129128</text:p>
          </table:table-cell>
          <table:table-cell office:value-type="float" office:value="140472" table:style-name="ce46">
            <text:p>140472</text:p>
          </table:table-cell>
          <table:table-cell office:value-type="percentage" office:value="7.0000000000000007E-2" table:style-name="ce55">
            <text:p>7.00%</text:p>
          </table:table-cell>
          <table:table-cell office:value-type="string" table:style-name="ce49">
            <text:p>444Days</text:p>
          </table:table-cell>
          <table:table-cell table:number-columns-repeated="16374"/>
        </table:table-row>
        <table:table-row table:style-name="ro3">
          <table:table-cell office:value-type="float" office:value="126" table:style-name="ce9">
            <text:p>126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4173</text:p>
          </table:table-cell>
          <table:table-cell office:value-type="date" office:date-value="2016-11-17T00:00:00" table:style-name="ce85">
            <text:p>2016-11-17</text:p>
          </table:table-cell>
          <table:table-cell office:value-type="date" office:date-value="2019-11-17T00:00:00" table:style-name="ce85">
            <text:p>2019-11-17</text:p>
          </table:table-cell>
          <table:table-cell office:value-type="float" office:value="95323" table:style-name="ce46">
            <text:p>95323</text:p>
          </table:table-cell>
          <table:table-cell office:value-type="float" office:value="118253" table:style-name="ce46">
            <text:p>118253</text:p>
          </table:table-cell>
          <table:table-cell office:value-type="percentage" office:value="7.2499999999999995E-2" table:style-name="ce55">
            <text:p>7.25%</text:p>
          </table:table-cell>
          <table:table-cell office:value-type="string" table:style-name="ce49">
            <text:p>3Year</text:p>
          </table:table-cell>
          <table:table-cell table:number-columns-repeated="16374"/>
        </table:table-row>
        <table:table-row table:style-name="ro3">
          <table:table-cell office:value-type="float" office:value="127" table:style-name="ce14">
            <text:p>127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4172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0-10-27T00:00:00" table:style-name="ce85">
            <text:p>2020-10-27</text:p>
          </table:table-cell>
          <table:table-cell office:value-type="float" office:value="100683" table:style-name="ce46">
            <text:p>100683</text:p>
          </table:table-cell>
          <table:table-cell office:value-type="float" office:value="114472" table:style-name="ce46">
            <text:p>114472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23 Month</text:p>
          </table:table-cell>
          <table:table-cell table:number-columns-repeated="16374"/>
        </table:table-row>
        <table:table-row table:style-name="ro3">
          <table:table-cell office:value-type="float" office:value="128" table:style-name="ce14">
            <text:p>128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6690</text:p>
          </table:table-cell>
          <table:table-cell office:value-type="date" office:date-value="2018-11-27T00:00:00" table:style-name="ce85">
            <text:p>2018-11-27</text:p>
          </table:table-cell>
          <table:table-cell office:value-type="date" office:date-value="2020-10-27T00:00:00" table:style-name="ce85">
            <text:p>2020-10-27</text:p>
          </table:table-cell>
          <table:table-cell office:value-type="float" office:value="143102" table:style-name="ce46">
            <text:p>143102</text:p>
          </table:table-cell>
          <table:table-cell office:value-type="float" office:value="162701" table:style-name="ce46">
            <text:p>162701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23 Month</text:p>
          </table:table-cell>
          <table:table-cell table:number-columns-repeated="16374"/>
        </table:table-row>
        <table:table-row table:style-name="ro3">
          <table:table-cell office:value-type="float" office:value="129" table:style-name="ce3">
            <text:p>129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Punjab N Bank</text:p>
          </table:table-cell>
          <table:table-cell office:value-type="string" table:style-name="ce46">
            <text:p>374700DP00037111</text:p>
          </table:table-cell>
          <table:table-cell office:value-type="date" office:date-value="2018-11-26T00:00:00" table:style-name="ce85">
            <text:p>2018-11-26</text:p>
          </table:table-cell>
          <table:table-cell office:value-type="date" office:date-value="2019-11-24T00:00:00" table:style-name="ce85">
            <text:p>2019-11-24</text:p>
          </table:table-cell>
          <table:table-cell office:value-type="float" office:value="128388" table:style-name="ce46">
            <text:p>128388</text:p>
          </table:table-cell>
          <table:table-cell office:value-type="float" office:value="137276" table:style-name="ce46">
            <text:p>137276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30" table:style-name="ce9">
            <text:p>130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ICIC</text:p>
          </table:table-cell>
          <table:table-cell office:value-type="float" office:value="26014006980" table:style-name="ce46">
            <text:p>26014006980</text:p>
          </table:table-cell>
          <table:table-cell office:value-type="date" office:date-value="2018-01-05T00:00:00" table:style-name="ce85">
            <text:p>2018-01-05</text:p>
          </table:table-cell>
          <table:table-cell office:value-type="date" office:date-value="2020-09-21T00:00:00" table:style-name="ce85">
            <text:p>2020-09-21</text:p>
          </table:table-cell>
          <table:table-cell office:value-type="float" office:value="110577" table:style-name="ce46">
            <text:p>110577</text:p>
          </table:table-cell>
          <table:table-cell office:value-type="float" office:value="131723" table:style-name="ce46">
            <text:p>131723</text:p>
          </table:table-cell>
          <table:table-cell office:value-type="percentage" office:value="6.5000000000000002E-2" table:style-name="ce55">
            <text:p>6.50%</text:p>
          </table:table-cell>
          <table:table-cell table:style-name="ce49"/>
          <table:table-cell table:number-columns-repeated="16374"/>
        </table:table-row>
        <table:table-row table:style-name="ro3">
          <table:table-cell office:value-type="float" office:value="131" table:style-name="ce14">
            <text:p>131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<text:s/>No 3616576808</text:p>
          </table:table-cell>
          <table:table-cell office:value-type="date" office:date-value="2017-04-04T00:00:00" table:style-name="ce85">
            <text:p>2017-04-04</text:p>
          </table:table-cell>
          <table:table-cell office:value-type="date" office:date-value="2022-04-04T00:00:00" table:style-name="ce85">
            <text:p>2022-04-04</text:p>
          </table:table-cell>
          <table:table-cell office:value-type="float" office:value="160000" table:style-name="ce46">
            <text:p>160000</text:p>
          </table:table-cell>
          <table:table-cell office:value-type="float" office:value="242400" table:style-name="ce46">
            <text:p>242400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2" table:style-name="ce14">
            <text:p>132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<text:s/>No 3883644507</text:p>
          </table:table-cell>
          <table:table-cell office:value-type="date" office:date-value="2018-01-10T00:00:00" table:style-name="ce85">
            <text:p>2018-01-10</text:p>
          </table:table-cell>
          <table:table-cell office:value-type="date" office:date-value="2023-01-10T00:00:00" table:style-name="ce85">
            <text:p>2023-01-10</text:p>
          </table:table-cell>
          <table:table-cell office:value-type="float" office:value="125000" table:style-name="ce46">
            <text:p>125000</text:p>
          </table:table-cell>
          <table:table-cell office:value-type="float" office:value="180298" table:style-name="ce46">
            <text:p>180298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3" table:style-name="ce3">
            <text:p>133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<text:s/>No 3897890068</text:p>
          </table:table-cell>
          <table:table-cell office:value-type="date" office:date-value="2018-01-20T00:00:00" table:style-name="ce85">
            <text:p>2018-01-20</text:p>
          </table:table-cell>
          <table:table-cell office:value-type="date" office:date-value="2023-01-20T00:00:00" table:style-name="ce85">
            <text:p>2023-01-20</text:p>
          </table:table-cell>
          <table:table-cell office:value-type="float" office:value="180000" table:style-name="ce46">
            <text:p>180000</text:p>
          </table:table-cell>
          <table:table-cell office:value-type="float" office:value="259617" table:style-name="ce46">
            <text:p>259617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4" table:style-name="ce9">
            <text:p>134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Reg . No 9496</text:p>
          </table:table-cell>
          <table:table-cell office:value-type="date" office:date-value="2015-12-22T00:00:00" table:style-name="ce85">
            <text:p>2015-12-22</text:p>
          </table:table-cell>
          <table:table-cell office:value-type="date" office:date-value="2020-12-22T00:00:00" table:style-name="ce85">
            <text:p>2020-12-22</text:p>
          </table:table-cell>
          <table:table-cell office:value-type="float" office:value="16000" table:style-name="ce46">
            <text:p>16000</text:p>
          </table:table-cell>
          <table:table-cell office:value-type="float" office:value="24250" table:style-name="ce46">
            <text:p>24250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5" table:style-name="ce14">
            <text:p>135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Reg . No 9230</text:p>
          </table:table-cell>
          <table:table-cell office:value-type="date" office:date-value="2015-07-24T00:00:00" table:style-name="ce85">
            <text:p>2015-07-24</text:p>
          </table:table-cell>
          <table:table-cell office:value-type="date" office:date-value="2020-07-24T00:00:00" table:style-name="ce85">
            <text:p>2020-07-24</text:p>
          </table:table-cell>
          <table:table-cell office:value-type="float" office:value="80000" table:style-name="ce46">
            <text:p>80000</text:p>
          </table:table-cell>
          <table:table-cell office:value-type="float" office:value="121296" table:style-name="ce46">
            <text:p>121296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6" table:style-name="ce14">
            <text:p>136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float" office:value="4113703797" table:style-name="ce46">
            <text:p>4113703797</text:p>
          </table:table-cell>
          <table:table-cell office:value-type="date" office:date-value="2018-08-09T00:00:00" table:style-name="ce85">
            <text:p>2018-08-09</text:p>
          </table:table-cell>
          <table:table-cell office:value-type="date" office:date-value="2023-08-09T00:00:00" table:style-name="ce85">
            <text:p>2023-08-09</text:p>
          </table:table-cell>
          <table:table-cell office:value-type="float" office:value="25000" table:style-name="ce46">
            <text:p>25000</text:p>
          </table:table-cell>
          <table:table-cell office:value-type="float" office:value="36058" table:style-name="ce46">
            <text:p>36058</text:p>
          </table:table-cell>
          <table:table-cell table:style-name="ce55"/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7" table:style-name="ce3">
            <text:p>137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float" office:value="4137270909" table:style-name="ce46">
            <text:p>4137270909</text:p>
          </table:table-cell>
          <table:table-cell office:value-type="date" office:date-value="2018-09-05T00:00:00" table:style-name="ce85">
            <text:p>2018-09-05</text:p>
          </table:table-cell>
          <table:table-cell office:value-type="date" office:date-value="2023-09-05T00:00:00" table:style-name="ce85">
            <text:p>2023-09-05</text:p>
          </table:table-cell>
          <table:table-cell office:value-type="float" office:value="100000" table:style-name="ce46">
            <text:p>100000</text:p>
          </table:table-cell>
          <table:table-cell office:value-type="float" office:value="144232" table:style-name="ce46">
            <text:p>144232</text:p>
          </table:table-cell>
          <table:table-cell office:value-type="percentage" office:value="7.5999999999999998E-2" table:style-name="ce55">
            <text:p>7.60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8" table:style-name="ce9">
            <text:p>138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float" office:value="40208057385" table:style-name="ce46">
            <text:p>40208057385</text:p>
          </table:table-cell>
          <table:table-cell office:value-type="date" office:date-value="2018-11-24T00:00:00" table:style-name="ce85">
            <text:p>2018-11-24</text:p>
          </table:table-cell>
          <table:table-cell office:value-type="date" office:date-value="2023-11-24T00:00:00" table:style-name="ce85">
            <text:p>2023-11-24</text:p>
          </table:table-cell>
          <table:table-cell office:value-type="float" office:value="100000" table:style-name="ce46">
            <text:p>100000</text:p>
          </table:table-cell>
          <table:table-cell office:value-type="float" office:value="146933" table:style-name="ce46">
            <text:p>146933</text:p>
          </table:table-cell>
          <table:table-cell table:style-name="ce55"/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39" table:style-name="ce14">
            <text:p>139</text:p>
          </table:table-cell>
          <table:table-cell office:value-type="string" table:style-name="ce65">
            <text:p>Ekta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<text:s/>No 4500536052</text:p>
          </table:table-cell>
          <table:table-cell office:value-type="date" office:date-value="2019-07-25T00:00:00" table:style-name="ce85">
            <text:p>2019-07-25</text:p>
          </table:table-cell>
          <table:table-cell office:value-type="date" office:date-value="2024-07-25T00:00:00" table:style-name="ce85">
            <text:p>2024-07-25</text:p>
          </table:table-cell>
          <table:table-cell office:value-type="float" office:value="120000" table:style-name="ce46">
            <text:p>120000</text:p>
          </table:table-cell>
          <table:table-cell office:value-type="float" office:value="175505" table:style-name="ce46">
            <text:p>175505</text:p>
          </table:table-cell>
          <table:table-cell table:style-name="ce55"/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40" table:style-name="ce14">
            <text:p>140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32470047" table:style-name="ce60">
            <text:p>3032470047</text:p>
          </table:table-cell>
          <table:table-cell office:value-type="date" office:date-value="2018-08-31T00:00:00" table:style-name="ce84">
            <text:p>2018-08-31</text:p>
          </table:table-cell>
          <table:table-cell office:value-type="date" office:date-value="2019-08-31T00:00:00" table:style-name="ce84">
            <text:p>2019-08-31</text:p>
          </table:table-cell>
          <table:table-cell office:value-type="float" office:value="131828" table:style-name="ce46">
            <text:p>131828</text:p>
          </table:table-cell>
          <table:table-cell office:value-type="float" office:value="140746" table:style-name="ce46">
            <text:p>140746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1" table:style-name="ce3">
            <text:p>141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66225019" table:style-name="ce60">
            <text:p>3066225019</text:p>
          </table:table-cell>
          <table:table-cell office:value-type="date" office:date-value="2018-08-03T00:00:00" table:style-name="ce84">
            <text:p>2018-08-03</text:p>
          </table:table-cell>
          <table:table-cell office:value-type="date" office:date-value="2019-08-03T00:00:00" table:style-name="ce84">
            <text:p>2019-08-03</text:p>
          </table:table-cell>
          <table:table-cell office:value-type="float" office:value="106501" table:style-name="ce46">
            <text:p>106501</text:p>
          </table:table-cell>
          <table:table-cell office:value-type="float" office:value="113706" table:style-name="ce46">
            <text:p>113706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2" table:style-name="ce9">
            <text:p>142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554783078" table:style-name="ce60">
            <text:p>3554783078</text:p>
          </table:table-cell>
          <table:table-cell office:value-type="date" office:date-value="2018-09-15T00:00:00" table:style-name="ce84">
            <text:p>2018-09-15</text:p>
          </table:table-cell>
          <table:table-cell office:value-type="date" office:date-value="2019-09-15T00:00:00" table:style-name="ce84">
            <text:p>2019-09-15</text:p>
          </table:table-cell>
          <table:table-cell office:value-type="float" office:value="164171" table:style-name="ce46">
            <text:p>164171</text:p>
          </table:table-cell>
          <table:table-cell office:value-type="float" office:value="175277" table:style-name="ce46">
            <text:p>175277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3" table:style-name="ce14">
            <text:p>143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22533953" table:style-name="ce60">
            <text:p>3022533953</text:p>
          </table:table-cell>
          <table:table-cell office:value-type="date" office:date-value="2018-09-26T00:00:00" table:style-name="ce84">
            <text:p>2018-09-26</text:p>
          </table:table-cell>
          <table:table-cell office:value-type="date" office:date-value="2019-09-26T00:00:00" table:style-name="ce84">
            <text:p>2019-09-26</text:p>
          </table:table-cell>
          <table:table-cell office:value-type="float" office:value="100368" table:style-name="ce46">
            <text:p>100368</text:p>
          </table:table-cell>
          <table:table-cell office:value-type="float" office:value="175277" table:style-name="ce46">
            <text:p>175277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4" table:style-name="ce14">
            <text:p>144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579034621" table:style-name="ce60">
            <text:p>3579034621</text:p>
          </table:table-cell>
          <table:table-cell office:value-type="date" office:date-value="2018-11-22T00:00:00" table:style-name="ce84">
            <text:p>2018-11-22</text:p>
          </table:table-cell>
          <table:table-cell office:value-type="date" office:date-value="2019-11-22T00:00:00" table:style-name="ce84">
            <text:p>2019-11-22</text:p>
          </table:table-cell>
          <table:table-cell office:value-type="float" office:value="115114" table:style-name="ce46">
            <text:p>115114</text:p>
          </table:table-cell>
          <table:table-cell office:value-type="float" office:value="122902" table:style-name="ce46">
            <text:p>122902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5" table:style-name="ce3">
            <text:p>145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62534257" table:style-name="ce60">
            <text:p>3062534257</text:p>
          </table:table-cell>
          <table:table-cell office:value-type="date" office:date-value="2018-11-23T00:00:00" table:style-name="ce84">
            <text:p>2018-11-23</text:p>
          </table:table-cell>
          <table:table-cell office:value-type="date" office:date-value="2019-11-23T00:00:00" table:style-name="ce84">
            <text:p>2019-11-23</text:p>
          </table:table-cell>
          <table:table-cell office:value-type="float" office:value="106419" table:style-name="ce46">
            <text:p>106419</text:p>
          </table:table-cell>
          <table:table-cell office:value-type="float" office:value="113618" table:style-name="ce46">
            <text:p>113618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6" table:style-name="ce9">
            <text:p>146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63671747" table:style-name="ce60">
            <text:p>3063671747</text:p>
          </table:table-cell>
          <table:table-cell office:value-type="date" office:date-value="2018-12-12T00:00:00" table:style-name="ce84">
            <text:p>2018-12-12</text:p>
          </table:table-cell>
          <table:table-cell office:value-type="date" office:date-value="2019-12-12T00:00:00" table:style-name="ce84">
            <text:p>2019-12-12</text:p>
          </table:table-cell>
          <table:table-cell office:value-type="float" office:value="72276" table:style-name="ce46">
            <text:p>72276</text:p>
          </table:table-cell>
          <table:table-cell office:value-type="float" office:value="77166" table:style-name="ce46">
            <text:p>77166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7" table:style-name="ce14">
            <text:p>147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64476359" table:style-name="ce60">
            <text:p>3064476359</text:p>
          </table:table-cell>
          <table:table-cell office:value-type="date" office:date-value="2018-12-02T00:00:00" table:style-name="ce84">
            <text:p>2018-12-02</text:p>
          </table:table-cell>
          <table:table-cell office:value-type="date" office:date-value="2019-12-02T00:00:00" table:style-name="ce84">
            <text:p>2019-12-02</text:p>
          </table:table-cell>
          <table:table-cell office:value-type="float" office:value="93363" table:style-name="ce46">
            <text:p>93363</text:p>
          </table:table-cell>
          <table:table-cell office:value-type="float" office:value="99677" table:style-name="ce46">
            <text:p>99677</text:p>
          </table:table-cell>
          <table:table-cell office:value-type="percentage" office:value="6.6000000000000003E-2" table:style-name="ce55">
            <text:p>6.60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8" table:style-name="ce14">
            <text:p>148</text:p>
          </table:table-cell>
          <table:table-cell office:value-type="string" table:style-name="ce66">
            <text:p>Miral</text:p>
          </table:table-cell>
          <table:table-cell office:value-type="string" table:style-name="ce67">
            <text:p>CENTRAL BANK</text:p>
          </table:table-cell>
          <table:table-cell office:value-type="float" office:value="3585702864" table:style-name="ce68">
            <text:p>3585702864</text:p>
          </table:table-cell>
          <table:table-cell office:value-type="date" office:date-value="2019-02-15T00:00:00" table:style-name="ce90">
            <text:p>2019-02-15</text:p>
          </table:table-cell>
          <table:table-cell office:value-type="date" office:date-value="2020-02-15T00:00:00" table:style-name="ce90">
            <text:p>2020-02-15</text:p>
          </table:table-cell>
          <table:table-cell office:value-type="float" office:value="115827" table:style-name="ce67">
            <text:p>115827</text:p>
          </table:table-cell>
          <table:table-cell office:value-type="float" office:value="123827" table:style-name="ce67">
            <text:p>123827</text:p>
          </table:table-cell>
          <table:table-cell office:value-type="percentage" office:value="6.6500000000000004E-2" table:style-name="ce69">
            <text:p>6.65%</text:p>
          </table:table-cell>
          <table:table-cell office:value-type="string" table:style-name="ce70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49" table:style-name="ce3">
            <text:p>149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585702819" table:style-name="ce60">
            <text:p>3585702819</text:p>
          </table:table-cell>
          <table:table-cell office:value-type="date" office:date-value="2019-02-15T00:00:00" table:style-name="ce84">
            <text:p>2019-02-15</text:p>
          </table:table-cell>
          <table:table-cell office:value-type="date" office:date-value="2020-02-15T00:00:00" table:style-name="ce84">
            <text:p>2020-02-15</text:p>
          </table:table-cell>
          <table:table-cell office:value-type="float" office:value="115924" table:style-name="ce46">
            <text:p>115924</text:p>
          </table:table-cell>
          <table:table-cell office:value-type="float" office:value="123827" table:style-name="ce46">
            <text:p>123827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50" table:style-name="ce9">
            <text:p>150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591735348" table:style-name="ce60">
            <text:p>3591735348</text:p>
          </table:table-cell>
          <table:table-cell office:value-type="date" office:date-value="2019-03-15T00:00:00" table:style-name="ce84">
            <text:p>2019-03-15</text:p>
          </table:table-cell>
          <table:table-cell office:value-type="date" office:date-value="2020-09-20T00:00:00" table:style-name="ce84">
            <text:p>2020-09-20</text:p>
          </table:table-cell>
          <table:table-cell office:value-type="float" office:value="57962" table:style-name="ce46">
            <text:p>57962</text:p>
          </table:table-cell>
          <table:table-cell office:value-type="float" office:value="64048" table:style-name="ce46">
            <text:p>64048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555 DAY</text:p>
          </table:table-cell>
          <table:table-cell table:number-columns-repeated="16374"/>
        </table:table-row>
        <table:table-row table:style-name="ro3">
          <table:table-cell office:value-type="float" office:value="151" table:style-name="ce14">
            <text:p>151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72668575" table:style-name="ce60">
            <text:p>3072668575</text:p>
          </table:table-cell>
          <table:table-cell office:value-type="date" office:date-value="2019-04-04T00:00:00" table:style-name="ce84">
            <text:p>2019-04-04</text:p>
          </table:table-cell>
          <table:table-cell office:value-type="date" office:date-value="2020-10-10T00:00:00" table:style-name="ce84">
            <text:p>2020-10-10</text:p>
          </table:table-cell>
          <table:table-cell office:value-type="float" office:value="52056" table:style-name="ce46">
            <text:p>52056</text:p>
          </table:table-cell>
          <table:table-cell office:value-type="float" office:value="57532" table:style-name="ce46">
            <text:p>57532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555 DAY</text:p>
          </table:table-cell>
          <table:table-cell table:number-columns-repeated="16374"/>
        </table:table-row>
        <table:table-row table:style-name="ro3">
          <table:table-cell office:value-type="float" office:value="152" table:style-name="ce14">
            <text:p>152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597088462" table:style-name="ce60">
            <text:p>3597088462</text:p>
          </table:table-cell>
          <table:table-cell office:value-type="date" office:date-value="2019-04-09T00:00:00" table:style-name="ce84">
            <text:p>2019-04-09</text:p>
          </table:table-cell>
          <table:table-cell office:value-type="date" office:date-value="2020-10-15T00:00:00" table:style-name="ce84">
            <text:p>2020-10-15</text:p>
          </table:table-cell>
          <table:table-cell office:value-type="float" office:value="173886" table:style-name="ce46">
            <text:p>173886</text:p>
          </table:table-cell>
          <table:table-cell office:value-type="float" office:value="192178" table:style-name="ce46">
            <text:p>192178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555 DAY</text:p>
          </table:table-cell>
          <table:table-cell table:number-columns-repeated="16374"/>
        </table:table-row>
        <table:table-row table:style-name="ro3">
          <table:table-cell office:value-type="float" office:value="153" table:style-name="ce3">
            <text:p>153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051125496" table:style-name="ce60">
            <text:p>3051125496</text:p>
          </table:table-cell>
          <table:table-cell office:value-type="date" office:date-value="2019-05-10T00:00:00" table:style-name="ce84">
            <text:p>2019-05-10</text:p>
          </table:table-cell>
          <table:table-cell office:value-type="date" office:date-value="2020-05-10T00:00:00" table:style-name="ce84">
            <text:p>2020-05-10</text:p>
          </table:table-cell>
          <table:table-cell office:value-type="float" office:value="110368" table:style-name="ce46">
            <text:p>110368</text:p>
          </table:table-cell>
          <table:table-cell office:value-type="float" office:value="117893" table:style-name="ce46">
            <text:p>117893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54" table:style-name="ce9">
            <text:p>154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750527429" table:style-name="ce60">
            <text:p>3750527429</text:p>
          </table:table-cell>
          <table:table-cell office:value-type="date" office:date-value="2019-05-13T00:00:00" table:style-name="ce84">
            <text:p>2019-05-13</text:p>
          </table:table-cell>
          <table:table-cell office:value-type="date" office:date-value="2020-05-13T00:00:00" table:style-name="ce84">
            <text:p>2020-05-13</text:p>
          </table:table-cell>
          <table:table-cell office:value-type="float" office:value="200000" table:style-name="ce46">
            <text:p>200000</text:p>
          </table:table-cell>
          <table:table-cell office:value-type="float" office:value="213635" table:style-name="ce46">
            <text:p>213635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55" table:style-name="ce14">
            <text:p>155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CENTRAL BANK</text:p>
          </table:table-cell>
          <table:table-cell office:value-type="float" office:value="3750527281" table:style-name="ce60">
            <text:p>3750527281</text:p>
          </table:table-cell>
          <table:table-cell office:value-type="date" office:date-value="2019-05-13T00:00:00" table:style-name="ce84">
            <text:p>2019-05-13</text:p>
          </table:table-cell>
          <table:table-cell office:value-type="date" office:date-value="2020-05-13T00:00:00" table:style-name="ce84">
            <text:p>2020-05-13</text:p>
          </table:table-cell>
          <table:table-cell office:value-type="float" office:value="200000" table:style-name="ce46">
            <text:p>200000</text:p>
          </table:table-cell>
          <table:table-cell office:value-type="float" office:value="213635" table:style-name="ce46">
            <text:p>213635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56" table:style-name="ce14">
            <text:p>156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S B I</text:p>
          </table:table-cell>
          <table:table-cell office:value-type="float" office:value="30187695369" table:style-name="ce60">
            <text:p>30187695369</text:p>
          </table:table-cell>
          <table:table-cell office:value-type="date" office:date-value="2016-12-17T00:00:00" table:style-name="ce84">
            <text:p>2016-12-17</text:p>
          </table:table-cell>
          <table:table-cell office:value-type="date" office:date-value="2021-12-18T00:00:00" table:style-name="ce84">
            <text:p>2021-12-18</text:p>
          </table:table-cell>
          <table:table-cell office:value-type="float" office:value="43557" table:style-name="ce46">
            <text:p>43557</text:p>
          </table:table-cell>
          <table:table-cell office:value-type="float" office:value="60138" table:style-name="ce46">
            <text:p>60138</text:p>
          </table:table-cell>
          <table:table-cell office:value-type="percentage" office:value="6.6500000000000004E-2" table:style-name="ce55">
            <text:p>6.65%</text:p>
          </table:table-cell>
          <table:table-cell office:value-type="string" table:style-name="ce49">
            <text:p>1827 DAY</text:p>
          </table:table-cell>
          <table:table-cell table:number-columns-repeated="16374"/>
        </table:table-row>
        <table:table-row table:style-name="ro3">
          <table:table-cell office:value-type="float" office:value="157" table:style-name="ce3">
            <text:p>157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S B I</text:p>
          </table:table-cell>
          <table:table-cell office:value-type="float" office:value="30202413063" table:style-name="ce60">
            <text:p>30202413063</text:p>
          </table:table-cell>
          <table:table-cell office:value-type="date" office:date-value="2018-08-01T00:00:00" table:style-name="ce84">
            <text:p>2018-08-01</text:p>
          </table:table-cell>
          <table:table-cell office:value-type="date" office:date-value="2019-11-07T00:00:00" table:style-name="ce84">
            <text:p>2019-11-07</text:p>
          </table:table-cell>
          <table:table-cell office:value-type="float" office:value="48627" table:style-name="ce46">
            <text:p>48627</text:p>
          </table:table-cell>
          <table:table-cell office:value-type="float" office:value="52896" table:style-name="ce46">
            <text:p>52896</text:p>
          </table:table-cell>
          <table:table-cell office:value-type="percentage" office:value="6.7000000000000004E-2" table:style-name="ce55">
            <text:p>6.70%</text:p>
          </table:table-cell>
          <table:table-cell office:value-type="string" table:style-name="ce49">
            <text:p>1 YEAR3MGD</text:p>
          </table:table-cell>
          <table:table-cell table:number-columns-repeated="16374"/>
        </table:table-row>
        <table:table-row table:style-name="ro3">
          <table:table-cell office:value-type="float" office:value="158" table:style-name="ce9">
            <text:p>158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S B I</text:p>
          </table:table-cell>
          <table:table-cell office:value-type="float" office:value="30169533535" table:style-name="ce60">
            <text:p>30169533535</text:p>
          </table:table-cell>
          <table:table-cell office:value-type="date" office:date-value="2018-12-06T00:00:00" table:style-name="ce84">
            <text:p>2018-12-06</text:p>
          </table:table-cell>
          <table:table-cell office:value-type="date" office:date-value="2020-06-13T00:00:00" table:style-name="ce84">
            <text:p>2020-06-13</text:p>
          </table:table-cell>
          <table:table-cell office:value-type="float" office:value="276383" table:style-name="ce46">
            <text:p>276383</text:p>
          </table:table-cell>
          <table:table-cell office:value-type="float" office:value="306198" table:style-name="ce46">
            <text:p>306198</text:p>
          </table:table-cell>
          <table:table-cell office:value-type="percentage" office:value="6.8000000000000005E-2" table:style-name="ce55">
            <text:p>6.80%</text:p>
          </table:table-cell>
          <table:table-cell office:value-type="string" table:style-name="ce49">
            <text:p>555 DAY</text:p>
          </table:table-cell>
          <table:table-cell table:number-columns-repeated="16374"/>
        </table:table-row>
        <table:table-row table:style-name="ro3">
          <table:table-cell office:value-type="float" office:value="159" table:style-name="ce14">
            <text:p>159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S B I</text:p>
          </table:table-cell>
          <table:table-cell office:value-type="float" office:value="10424351114" table:style-name="ce60">
            <text:p>10424351114</text:p>
          </table:table-cell>
          <table:table-cell office:value-type="date" office:date-value="2019-01-20T00:00:00" table:style-name="ce84">
            <text:p>2019-01-20</text:p>
          </table:table-cell>
          <table:table-cell office:value-type="date" office:date-value="2020-01-14T00:00:00" table:style-name="ce84">
            <text:p>2020-01-14</text:p>
          </table:table-cell>
          <table:table-cell office:value-type="float" office:value="104558" table:style-name="ce46">
            <text:p>104558</text:p>
          </table:table-cell>
          <table:table-cell office:value-type="float" office:value="111311" table:style-name="ce46">
            <text:p>111311</text:p>
          </table:table-cell>
          <table:table-cell office:value-type="percentage" office:value="6.4000000000000001E-2" table:style-name="ce55">
            <text:p>6.40%</text:p>
          </table:table-cell>
          <table:table-cell office:value-type="string" table:style-name="ce49">
            <text:p>11MONTH25DAY</text:p>
          </table:table-cell>
          <table:table-cell table:number-columns-repeated="16374"/>
        </table:table-row>
        <table:table-row table:style-name="ro3">
          <table:table-cell office:value-type="float" office:value="160" table:style-name="ce14">
            <text:p>160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4169</text:p>
          </table:table-cell>
          <table:table-cell office:value-type="date" office:date-value="2016-11-17T00:00:00" table:style-name="ce84">
            <text:p>2016-11-17</text:p>
          </table:table-cell>
          <table:table-cell office:value-type="date" office:date-value="2019-11-17T00:00:00" table:style-name="ce84">
            <text:p>2019-11-17</text:p>
          </table:table-cell>
          <table:table-cell office:value-type="float" office:value="95323" table:style-name="ce46">
            <text:p>95323</text:p>
          </table:table-cell>
          <table:table-cell office:value-type="float" office:value="118253" table:style-name="ce46">
            <text:p>118253</text:p>
          </table:table-cell>
          <table:table-cell office:value-type="percentage" office:value="7.2499999999999995E-2" table:style-name="ce55">
            <text:p>7.25%</text:p>
          </table:table-cell>
          <table:table-cell office:value-type="string" table:style-name="ce49">
            <text:p>36 MONTH</text:p>
          </table:table-cell>
          <table:table-cell table:number-columns-repeated="16374"/>
        </table:table-row>
        <table:table-row table:style-name="ro3">
          <table:table-cell office:value-type="float" office:value="161" table:style-name="ce3">
            <text:p>161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6691</text:p>
          </table:table-cell>
          <table:table-cell office:value-type="date" office:date-value="2018-12-03T00:00:00" table:style-name="ce84">
            <text:p>2018-12-03</text:p>
          </table:table-cell>
          <table:table-cell office:value-type="date" office:date-value="2019-12-03T00:00:00" table:style-name="ce84">
            <text:p>2019-12-03</text:p>
          </table:table-cell>
          <table:table-cell office:value-type="float" office:value="128867" table:style-name="ce46">
            <text:p>128867</text:p>
          </table:table-cell>
          <table:table-cell office:value-type="float" office:value="137788" table:style-name="ce46">
            <text:p>137788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62" table:style-name="ce9">
            <text:p>162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DENA BANK</text:p>
          </table:table-cell>
          <table:table-cell office:value-type="string" table:style-name="ce46">
            <text:p>00 3666004168</text:p>
          </table:table-cell>
          <table:table-cell office:value-type="date" office:date-value="2018-12-03T00:00:00" table:style-name="ce84">
            <text:p>2018-12-03</text:p>
          </table:table-cell>
          <table:table-cell office:value-type="date" office:date-value="2019-12-03T00:00:00" table:style-name="ce84">
            <text:p>2019-12-03</text:p>
          </table:table-cell>
          <table:table-cell office:value-type="float" office:value="100741" table:style-name="ce46">
            <text:p>100741</text:p>
          </table:table-cell>
          <table:table-cell office:value-type="float" office:value="107715" table:style-name="ce46">
            <text:p>107715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3">
          <table:table-cell office:value-type="float" office:value="163" table:style-name="ce14">
            <text:p>163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BANK OF BARODA</text:p>
          </table:table-cell>
          <table:table-cell office:value-type="string" table:style-name="ce46">
            <text:p>1 4440300012963</text:p>
          </table:table-cell>
          <table:table-cell office:value-type="date" office:date-value="2017-07-29T00:00:00" table:style-name="ce84">
            <text:p>2017-07-29</text:p>
          </table:table-cell>
          <table:table-cell office:value-type="date" office:date-value="2020-07-29T00:00:00" table:style-name="ce84">
            <text:p>2020-07-29</text:p>
          </table:table-cell>
          <table:table-cell office:value-type="float" office:value="73202" table:style-name="ce46">
            <text:p>73202</text:p>
          </table:table-cell>
          <table:table-cell office:value-type="float" office:value="89482" table:style-name="ce46">
            <text:p>89482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3 YEAR</text:p>
          </table:table-cell>
          <table:table-cell table:number-columns-repeated="16374"/>
        </table:table-row>
        <table:table-row table:style-name="ro3">
          <table:table-cell office:value-type="float" office:value="164" table:style-name="ce14">
            <text:p>164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BANK OF BARODA</text:p>
          </table:table-cell>
          <table:table-cell office:value-type="string" table:style-name="ce46">
            <text:p>1 4440300028495</text:p>
          </table:table-cell>
          <table:table-cell office:value-type="date" office:date-value="2019-06-16T00:00:00" table:style-name="ce84">
            <text:p>2019-06-16</text:p>
          </table:table-cell>
          <table:table-cell office:value-type="date" office:date-value="2020-08-31T00:00:00" table:style-name="ce84">
            <text:p>2020-08-31</text:p>
          </table:table-cell>
          <table:table-cell office:value-type="float" office:value="75861" table:style-name="ce46">
            <text:p>75861</text:p>
          </table:table-cell>
          <table:table-cell office:value-type="float" office:value="82525" table:style-name="ce46">
            <text:p>82525</text:p>
          </table:table-cell>
          <table:table-cell office:value-type="percentage" office:value="7.0000000000000007E-2" table:style-name="ce55">
            <text:p>7.00%</text:p>
          </table:table-cell>
          <table:table-cell office:value-type="string" table:style-name="ce49">
            <text:p>444 DAY</text:p>
          </table:table-cell>
          <table:table-cell table:number-columns-repeated="16374"/>
        </table:table-row>
        <table:table-row table:style-name="ro3">
          <table:table-cell office:value-type="float" office:value="165" table:style-name="ce3">
            <text:p>165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ICICI</text:p>
          </table:table-cell>
          <table:table-cell office:value-type="string" table:style-name="ce46">
            <text:p>0 26014006974</text:p>
          </table:table-cell>
          <table:table-cell office:value-type="date" office:date-value="2018-01-04T00:00:00" table:style-name="ce84">
            <text:p>2018-01-04</text:p>
          </table:table-cell>
          <table:table-cell office:value-type="date" office:date-value="2020-09-20T00:00:00" table:style-name="ce84">
            <text:p>2020-09-20</text:p>
          </table:table-cell>
          <table:table-cell office:value-type="float" office:value="61431" table:style-name="ce46">
            <text:p>61431</text:p>
          </table:table-cell>
          <table:table-cell office:value-type="float" office:value="73179" table:style-name="ce46">
            <text:p>73179</text:p>
          </table:table-cell>
          <table:table-cell office:value-type="percentage" office:value="6.5000000000000002E-2" table:style-name="ce55">
            <text:p>6.50%</text:p>
          </table:table-cell>
          <table:table-cell table:style-name="ce49"/>
          <table:table-cell table:number-columns-repeated="16374"/>
        </table:table-row>
        <table:table-row table:style-name="ro3">
          <table:table-cell office:value-type="float" office:value="166" table:style-name="ce9">
            <text:p>166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NO 3616577188</text:p>
          </table:table-cell>
          <table:table-cell office:value-type="date" office:date-value="2017-04-04T00:00:00" table:style-name="ce84">
            <text:p>2017-04-04</text:p>
          </table:table-cell>
          <table:table-cell office:value-type="date" office:date-value="2022-04-04T00:00:00" table:style-name="ce84">
            <text:p>2022-04-04</text:p>
          </table:table-cell>
          <table:table-cell office:value-type="float" office:value="160000" table:style-name="ce46">
            <text:p>160000</text:p>
          </table:table-cell>
          <table:table-cell office:value-type="float" office:value="242500" table:style-name="ce46">
            <text:p>242500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67" table:style-name="ce14">
            <text:p>167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N S C</text:p>
          </table:table-cell>
          <table:table-cell office:value-type="string" table:style-name="ce46">
            <text:p>A/C NO 3897947526</text:p>
          </table:table-cell>
          <table:table-cell office:value-type="date" office:date-value="2018-01-20T00:00:00" table:style-name="ce84">
            <text:p>2018-01-20</text:p>
          </table:table-cell>
          <table:table-cell office:value-type="date" office:date-value="2023-01-20T00:00:00" table:style-name="ce84">
            <text:p>2023-01-20</text:p>
          </table:table-cell>
          <table:table-cell office:value-type="float" office:value="40000" table:style-name="ce46">
            <text:p>40000</text:p>
          </table:table-cell>
          <table:table-cell office:value-type="float" office:value="57693" table:style-name="ce46">
            <text:p>57693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68" table:style-name="ce14">
            <text:p>168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N S C</text:p>
          </table:table-cell>
          <table:table-cell office:value-type="float" office:value="4137265257" table:style-name="ce60">
            <text:p>4137265257</text:p>
          </table:table-cell>
          <table:table-cell office:value-type="date" office:date-value="2018-09-05T00:00:00" table:style-name="ce84">
            <text:p>2018-09-05</text:p>
          </table:table-cell>
          <table:table-cell office:value-type="date" office:date-value="2023-09-05T00:00:00" table:style-name="ce84">
            <text:p>2023-09-05</text:p>
          </table:table-cell>
          <table:table-cell office:value-type="float" office:value="280000" table:style-name="ce46">
            <text:p>280000</text:p>
          </table:table-cell>
          <table:table-cell office:value-type="float" office:value="402849" table:style-name="ce46">
            <text:p>402849</text:p>
          </table:table-cell>
          <table:table-cell office:value-type="percentage" office:value="7.5999999999999998E-2" table:style-name="ce55">
            <text:p>7.60%</text:p>
          </table:table-cell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69" table:style-name="ce3">
            <text:p>169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N S C</text:p>
          </table:table-cell>
          <table:table-cell office:value-type="float" office:value="4210991820" table:style-name="ce60">
            <text:p>4210991820</text:p>
          </table:table-cell>
          <table:table-cell office:value-type="date" office:date-value="2018-11-27T00:00:00" table:style-name="ce84">
            <text:p>2018-11-27</text:p>
          </table:table-cell>
          <table:table-cell office:value-type="date" office:date-value="2023-11-27T00:00:00" table:style-name="ce84">
            <text:p>2023-11-27</text:p>
          </table:table-cell>
          <table:table-cell office:value-type="float" office:value="100000" table:style-name="ce46">
            <text:p>100000</text:p>
          </table:table-cell>
          <table:table-cell office:value-type="float" office:value="146933" table:style-name="ce46">
            <text:p>146933</text:p>
          </table:table-cell>
          <table:table-cell table:style-name="ce55"/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70" table:style-name="ce9">
            <text:p>170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N S C</text:p>
          </table:table-cell>
          <table:table-cell office:value-type="float" office:value="4500547164" table:style-name="ce60">
            <text:p>4500547164</text:p>
          </table:table-cell>
          <table:table-cell office:value-type="date" office:date-value="2019-07-25T00:00:00" table:style-name="ce84">
            <text:p>2019-07-25</text:p>
          </table:table-cell>
          <table:table-cell office:value-type="date" office:date-value="2024-07-25T00:00:00" table:style-name="ce84">
            <text:p>2024-07-25</text:p>
          </table:table-cell>
          <table:table-cell office:value-type="float" office:value="50000" table:style-name="ce46">
            <text:p>50000</text:p>
          </table:table-cell>
          <table:table-cell office:value-type="string" table:style-name="ce46">
            <text:p>73 327</text:p>
          </table:table-cell>
          <table:table-cell table:style-name="ce55"/>
          <table:table-cell office:value-type="string" table:style-name="ce49">
            <text:p>5 YEAR</text:p>
          </table:table-cell>
          <table:table-cell table:number-columns-repeated="16374"/>
        </table:table-row>
        <table:table-row table:style-name="ro3">
          <table:table-cell office:value-type="float" office:value="171" table:style-name="ce14">
            <text:p>171</text:p>
          </table:table-cell>
          <table:table-cell office:value-type="string" table:style-name="ce66">
            <text:p>Miral</text:p>
          </table:table-cell>
          <table:table-cell office:value-type="string" table:style-name="ce75">
            <text:p>K V P</text:p>
          </table:table-cell>
          <table:table-cell office:value-type="string" table:style-name="ce75">
            <text:p>REG NO 12852</text:p>
          </table:table-cell>
          <table:table-cell office:value-type="date" office:date-value="2015-04-29T00:00:00" table:style-name="ce84">
            <text:p>2015-04-29</text:p>
          </table:table-cell>
          <table:table-cell office:value-type="date" office:date-value="2023-08-29T00:00:00" table:style-name="ce84">
            <text:p>2023-08-29</text:p>
          </table:table-cell>
          <table:table-cell office:value-type="float" office:value="40000" table:style-name="ce75">
            <text:p>40000</text:p>
          </table:table-cell>
          <table:table-cell office:value-type="string" table:style-name="ce75">
            <text:p>80 000</text:p>
          </table:table-cell>
          <table:table-cell office:value-type="percentage" office:value="8.1600000000000006E-2" table:style-name="ce55">
            <text:p>8.16%</text:p>
          </table:table-cell>
          <table:table-cell office:value-type="string" table:style-name="ce49">
            <text:p>8 YEAR 4 MONTH</text:p>
          </table:table-cell>
          <table:table-cell table:number-columns-repeated="16374"/>
        </table:table-row>
        <table:table-row table:style-name="ro3">
          <table:table-cell office:value-type="float" office:value="172" table:style-name="ce14">
            <text:p>172</text:p>
          </table:table-cell>
          <table:table-cell office:value-type="string" table:style-name="ce66">
            <text:p>Miral</text:p>
          </table:table-cell>
          <table:table-cell office:value-type="string" table:style-name="ce46">
            <text:p>PANJAB N BANK</text:p>
          </table:table-cell>
          <table:table-cell office:value-type="string" table:style-name="ce46">
            <text:p>374700DP 00037102</text:p>
          </table:table-cell>
          <table:table-cell office:value-type="date" office:date-value="2018-11-24T00:00:00" table:style-name="ce84">
            <text:p>2018-11-24</text:p>
          </table:table-cell>
          <table:table-cell office:value-type="date" office:date-value="2019-11-24T00:00:00" table:style-name="ce84">
            <text:p>2019-11-24</text:p>
          </table:table-cell>
          <table:table-cell office:value-type="float" office:value="128388" table:style-name="ce46">
            <text:p>128388</text:p>
          </table:table-cell>
          <table:table-cell office:value-type="string" table:style-name="ce46">
            <text:p>1 37 276</text:p>
          </table:table-cell>
          <table:table-cell office:value-type="percentage" office:value="6.7500000000000004E-2" table:style-name="ce55">
            <text:p>6.75%</text:p>
          </table:table-cell>
          <table:table-cell office:value-type="string" table:style-name="ce49">
            <text:p>1 YEAR</text:p>
          </table:table-cell>
          <table:table-cell table:number-columns-repeated="16374"/>
        </table:table-row>
        <table:table-row table:style-name="ro4">
          <table:table-cell table:style-name="ce43"/>
          <table:table-cell table:style-name="ce46"/>
          <table:table-cell table:style-name="ce60"/>
          <table:table-cell table:style-name="ce40"/>
          <table:table-cell table:style-name="ce84"/>
          <table:table-cell table:style-name="ce85"/>
          <table:table-cell table:style-name="ce46"/>
          <table:table-cell table:style-name="ce55"/>
          <table:table-cell table:style-name="ce49"/>
          <table:table-cell table:number-columns-repeated="16375" table:style-name="ce8"/>
        </table:table-row>
        <table:table-row table:number-rows-repeated="104840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month/>
      <number:text>/</number:text>
      <number:day/>
      <number:text>/</number:text>
      <number:year number:style="long"/>
    </number:date-style>
    <number:date-style style:name="N37P0">
      <number:year number:style="long"/>
      <number:text>-</number:text>
      <number:month number:style="long"/>
      <number:text>-</number:text>
      <number:day number:style="long"/>
    </number:date-style>
    <number:text-style style:name="N37">
      <number:text-content/>
      <style:map style:condition="value()&gt;=0" style:apply-style-name="N37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Ekta</meta:initial-creator>
    <dc:creator>Ekta</dc:creator>
    <meta:creation-date>2020-06-23T18:15:05Z</meta:creation-date>
    <dc:date>2020-07-06T19:55:05Z</dc:date>
  </office:meta>
</office:document-meta>
</file>